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4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1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2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3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5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7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8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1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2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4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2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3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4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Porcentaje" style:data-style-name="N36"/>
    <style:style style:name="ce56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2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0135800" table:style-name="ce7">
            <text:p>10.135.800</text:p>
          </table:table-cell>
          <table:table-cell office:value-type="float" office:value="2019500" table:style-name="ce7">
            <text:p>2.0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4026000" table:style-name="ce9">
            <text:p>14.026.000</text:p>
          </table:table-cell>
          <table:table-cell office:value-type="float" office:value="13709454" table:style-name="ce9">
            <text:p>13.709.454</text:p>
          </table:table-cell>
          <table:table-cell office:value-type="percentage" office:value="0.97743148438614003" table:style-name="ce10">
            <text:p>97,7%</text:p>
          </table:table-cell>
          <table:table-cell office:value-type="float" office:value="6885171" table:style-name="ce8">
            <text:p>6.885.171</text:p>
          </table:table-cell>
          <table:table-cell office:value-type="float" office:value="6781817" table:style-name="ce8">
            <text:p>6.781.817</text:p>
          </table:table-cell>
          <table:table-cell office:value-type="float" office:value="800494" table:style-name="ce8">
            <text:p>800.494</text:p>
          </table:table-cell>
          <table:table-cell office:value-type="date" office:date-value="2021-11-25T00:00:00" table:style-name="ce11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575141" table:style-name="ce7">
            <text:p>1.575.141</text:p>
          </table:table-cell>
          <table:table-cell office:value-type="float" office:value="293490" table:style-name="ce7">
            <text:p>293.490</text:p>
          </table:table-cell>
          <table:table-cell office:value-type="float" office:value="255200" table:style-name="ce7">
            <text:p>255.200</text:p>
          </table:table-cell>
          <table:table-cell office:value-type="float" office:value="63565" table:style-name="ce13">
            <text:p>63.565</text:p>
          </table:table-cell>
          <table:table-cell office:value-type="float" office:value="2187396" table:style-name="ce14">
            <text:p>2.187.396</text:p>
          </table:table-cell>
          <table:table-cell office:value-type="float" office:value="2141673" table:style-name="ce14">
            <text:p>2.141.673</text:p>
          </table:table-cell>
          <table:table-cell office:value-type="percentage" office:value="0.97909706335752644" table:style-name="ce15">
            <text:p>97,9%</text:p>
          </table:table-cell>
          <table:table-cell office:value-type="float" office:value="1071046" table:style-name="ce13">
            <text:p>1.071.046</text:p>
          </table:table-cell>
          <table:table-cell office:value-type="float" office:value="1052897" table:style-name="ce13">
            <text:p>1.052.897</text:p>
          </table:table-cell>
          <table:table-cell office:value-type="float" office:value="145554" table:style-name="ce13">
            <text:p>145.554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430645" table:style-name="ce7">
            <text:p>1.430.645</text:p>
          </table:table-cell>
          <table:table-cell office:value-type="float" office:value="191040" table:style-name="ce7">
            <text:p>191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1885585" table:style-name="ce14">
            <text:p>1.885.585</text:p>
          </table:table-cell>
          <table:table-cell office:value-type="float" office:value="1823285" table:style-name="ce14">
            <text:p>1.823.285</text:p>
          </table:table-cell>
          <table:table-cell office:value-type="percentage" office:value="0.96695985595982148" table:style-name="ce15">
            <text:p>96,7%</text:p>
          </table:table-cell>
          <table:table-cell office:value-type="float" office:value="874581" table:style-name="ce13">
            <text:p>874.581</text:p>
          </table:table-cell>
          <table:table-cell office:value-type="float" office:value="866759" table:style-name="ce13">
            <text:p>866.759</text:p>
          </table:table-cell>
          <table:table-cell office:value-type="float" office:value="156548" table:style-name="ce13">
            <text:p>156.548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950" table:style-name="ce7">
            <text:p>1.318.950</text:p>
          </table:table-cell>
          <table:table-cell office:value-type="float" office:value="305100" table:style-name="ce7">
            <text:p>305.100</text:p>
          </table:table-cell>
          <table:table-cell office:value-type="float" office:value="227400" table:style-name="ce7">
            <text:p>227.400</text:p>
          </table:table-cell>
          <table:table-cell office:value-type="float" office:value="57600" table:style-name="ce13">
            <text:p>57.600</text:p>
          </table:table-cell>
          <table:table-cell office:value-type="float" office:value="1909050" table:style-name="ce14">
            <text:p>1.909.050</text:p>
          </table:table-cell>
          <table:table-cell office:value-type="float" office:value="1720490" table:style-name="ce14">
            <text:p>1.720.490</text:p>
          </table:table-cell>
          <table:table-cell office:value-type="percentage" office:value="0.90122835965532599" table:style-name="ce15">
            <text:p>90,1%</text:p>
          </table:table-cell>
          <table:table-cell office:value-type="float" office:value="866823" table:style-name="ce13">
            <text:p>866.823</text:p>
          </table:table-cell>
          <table:table-cell office:value-type="float" office:value="849945" table:style-name="ce13">
            <text:p>849.945</text:p>
          </table:table-cell>
          <table:table-cell office:value-type="float" office:value="100478" table:style-name="ce13">
            <text:p>100.478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403150" table:style-name="ce7">
            <text:p>2.403.150</text:p>
          </table:table-cell>
          <table:table-cell office:value-type="float" office:value="574700" table:style-name="ce7">
            <text:p>57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3567300" table:style-name="ce14">
            <text:p>3.567.300</text:p>
          </table:table-cell>
          <table:table-cell office:value-type="float" office:value="3289595" table:style-name="ce14">
            <text:p>3.289.595</text:p>
          </table:table-cell>
          <table:table-cell office:value-type="percentage" office:value="0.92215260841532809" table:style-name="ce15">
            <text:p>92,2%</text:p>
          </table:table-cell>
          <table:table-cell office:value-type="float" office:value="1689910" table:style-name="ce13">
            <text:p>1.689.910</text:p>
          </table:table-cell>
          <table:table-cell office:value-type="float" office:value="1649200" table:style-name="ce13">
            <text:p>1.649.200</text:p>
          </table:table-cell>
          <table:table-cell office:value-type="float" office:value="124897" table:style-name="ce13">
            <text:p>124.897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823245" table:style-name="ce7">
            <text:p>823.245</text:p>
          </table:table-cell>
          <table:table-cell office:value-type="float" office:value="114900" table:style-name="ce7">
            <text:p>114.900</text:p>
          </table:table-cell>
          <table:table-cell office:value-type="float" office:value="125200" table:style-name="ce7">
            <text:p>125.200</text:p>
          </table:table-cell>
          <table:table-cell office:value-type="float" office:value="22200" table:style-name="ce13">
            <text:p>22.200</text:p>
          </table:table-cell>
          <table:table-cell office:value-type="float" office:value="1085545" table:style-name="ce14">
            <text:p>1.085.545</text:p>
          </table:table-cell>
          <table:table-cell office:value-type="float" office:value="989591" table:style-name="ce14">
            <text:p>989.591</text:p>
          </table:table-cell>
          <table:table-cell office:value-type="percentage" office:value="0.91160753354305901" table:style-name="ce15">
            <text:p>91,2%</text:p>
          </table:table-cell>
          <table:table-cell office:value-type="float" office:value="484794" table:style-name="ce13">
            <text:p>484.794</text:p>
          </table:table-cell>
          <table:table-cell office:value-type="float" office:value="479437" table:style-name="ce13">
            <text:p>479.437</text:p>
          </table:table-cell>
          <table:table-cell office:value-type="float" office:value="69332" table:style-name="ce13">
            <text:p>69.332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3867735" table:style-name="ce7">
            <text:p>3.867.735</text:p>
          </table:table-cell>
          <table:table-cell office:value-type="float" office:value="410000" table:style-name="ce7">
            <text:p>410.000</text:p>
          </table:table-cell>
          <table:table-cell office:value-type="float" office:value="466170" table:style-name="ce7">
            <text:p>466.170</text:p>
          </table:table-cell>
          <table:table-cell office:value-type="float" office:value="99375" table:style-name="ce13">
            <text:p>99.375</text:p>
          </table:table-cell>
          <table:table-cell office:value-type="float" office:value="4843280" table:style-name="ce14">
            <text:p>4.843.280</text:p>
          </table:table-cell>
          <table:table-cell office:value-type="float" office:value="4089605" table:style-name="ce14">
            <text:p>4.089.605</text:p>
          </table:table-cell>
          <table:table-cell office:value-type="percentage" office:value="0.84438748121108009" table:style-name="ce15">
            <text:p>84,4%</text:p>
          </table:table-cell>
          <table:table-cell office:value-type="float" office:value="2012208" table:style-name="ce13">
            <text:p>2.012.208</text:p>
          </table:table-cell>
          <table:table-cell office:value-type="float" office:value="1976053" table:style-name="ce13">
            <text:p>1.976.053</text:p>
          </table:table-cell>
          <table:table-cell office:value-type="float" office:value="336059" table:style-name="ce13">
            <text:p>336.059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461545" table:style-name="ce7">
            <text:p>2.461.545</text:p>
          </table:table-cell>
          <table:table-cell office:value-type="float" office:value="446270" table:style-name="ce7">
            <text:p>446.270</text:p>
          </table:table-cell>
          <table:table-cell office:value-type="float" office:value="382100" table:style-name="ce7">
            <text:p>382.100</text:p>
          </table:table-cell>
          <table:table-cell office:value-type="float" office:value="93735" table:style-name="ce13">
            <text:p>93.735</text:p>
          </table:table-cell>
          <table:table-cell office:value-type="float" office:value="3383650" table:style-name="ce14">
            <text:p>3.383.650</text:p>
          </table:table-cell>
          <table:table-cell office:value-type="float" office:value="3245776" table:style-name="ce14">
            <text:p>3.245.776</text:p>
          </table:table-cell>
          <table:table-cell office:value-type="percentage" office:value="0.95925287780946611" table:style-name="ce15">
            <text:p>95,9%</text:p>
          </table:table-cell>
          <table:table-cell office:value-type="float" office:value="1629410" table:style-name="ce13">
            <text:p>1.629.410</text:p>
          </table:table-cell>
          <table:table-cell office:value-type="float" office:value="1570150" table:style-name="ce13">
            <text:p>1.570.150</text:p>
          </table:table-cell>
          <table:table-cell office:value-type="float" office:value="218926" table:style-name="ce13">
            <text:p>218.92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469080" table:style-name="ce7">
            <text:p>8.469.080</text:p>
          </table:table-cell>
          <table:table-cell office:value-type="float" office:value="1604900" table:style-name="ce7">
            <text:p>1.604.900</text:p>
          </table:table-cell>
          <table:table-cell office:value-type="float" office:value="1514300" table:style-name="ce7">
            <text:p>1.514.300</text:p>
          </table:table-cell>
          <table:table-cell office:value-type="float" office:value="375750" table:style-name="ce13">
            <text:p>375.750</text:p>
          </table:table-cell>
          <table:table-cell office:value-type="float" office:value="11964030" table:style-name="ce14">
            <text:p>11.964.030</text:p>
          </table:table-cell>
          <table:table-cell office:value-type="float" office:value="11769274" table:style-name="ce14">
            <text:p>11.769.274</text:p>
          </table:table-cell>
          <table:table-cell office:value-type="percentage" office:value="0.983721538645423" table:style-name="ce15">
            <text:p>98,4%</text:p>
          </table:table-cell>
          <table:table-cell office:value-type="float" office:value="6030260" table:style-name="ce13">
            <text:p>6.030.260</text:p>
          </table:table-cell>
          <table:table-cell office:value-type="float" office:value="5904819" table:style-name="ce13">
            <text:p>5.904.819</text:p>
          </table:table-cell>
          <table:table-cell office:value-type="float" office:value="566408" table:style-name="ce13">
            <text:p>566.408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197680" table:style-name="ce7">
            <text:p>6.197.680</text:p>
          </table:table-cell>
          <table:table-cell office:value-type="float" office:value="1213650" table:style-name="ce7">
            <text:p>1.213.65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8488355" table:style-name="ce14">
            <text:p>8.488.355</text:p>
          </table:table-cell>
          <table:table-cell office:value-type="float" office:value="8168370" table:style-name="ce14">
            <text:p>8.168.370</text:p>
          </table:table-cell>
          <table:table-cell office:value-type="percentage" office:value="0.96230306107602714" table:style-name="ce15">
            <text:p>96,2%</text:p>
          </table:table-cell>
          <table:table-cell office:value-type="float" office:value="4093220" table:style-name="ce13">
            <text:p>4.093.220</text:p>
          </table:table-cell>
          <table:table-cell office:value-type="float" office:value="4029904" table:style-name="ce13">
            <text:p>4.029.904</text:p>
          </table:table-cell>
          <table:table-cell office:value-type="float" office:value="506266" table:style-name="ce13">
            <text:p>506.26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377755" table:style-name="ce7">
            <text:p>1.377.755</text:p>
          </table:table-cell>
          <table:table-cell office:value-type="float" office:value="217410" table:style-name="ce7">
            <text:p>217.410</text:p>
          </table:table-cell>
          <table:table-cell office:value-type="float" office:value="185700" table:style-name="ce7">
            <text:p>185.700</text:p>
          </table:table-cell>
          <table:table-cell office:value-type="float" office:value="50980" table:style-name="ce13">
            <text:p>50.980</text:p>
          </table:table-cell>
          <table:table-cell office:value-type="float" office:value="1831845" table:style-name="ce14">
            <text:p>1.831.845</text:p>
          </table:table-cell>
          <table:table-cell office:value-type="float" office:value="1854588" table:style-name="ce14">
            <text:p>1.854.588</text:p>
          </table:table-cell>
          <table:table-cell office:value-type="percentage" office:value="1.0124153517355454" table:style-name="ce15">
            <text:p>101,2%</text:p>
          </table:table-cell>
          <table:table-cell office:value-type="float" office:value="900947" table:style-name="ce13">
            <text:p>900.947</text:p>
          </table:table-cell>
          <table:table-cell office:value-type="float" office:value="887400" table:style-name="ce13">
            <text:p>887.400</text:p>
          </table:table-cell>
          <table:table-cell office:value-type="float" office:value="158007" table:style-name="ce13">
            <text:p>158.007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3874579" table:style-name="ce7">
            <text:p>3.874.579</text:p>
          </table:table-cell>
          <table:table-cell office:value-type="float" office:value="537400" table:style-name="ce7">
            <text:p>537.400</text:p>
          </table:table-cell>
          <table:table-cell office:value-type="float" office:value="573400" table:style-name="ce7">
            <text:p>573.400</text:p>
          </table:table-cell>
          <table:table-cell office:value-type="float" office:value="122700" table:style-name="ce13">
            <text:p>122.700</text:p>
          </table:table-cell>
          <table:table-cell office:value-type="float" office:value="5108079" table:style-name="ce14">
            <text:p>5.108.079</text:p>
          </table:table-cell>
          <table:table-cell office:value-type="float" office:value="4765081" table:style-name="ce14">
            <text:p>4.765.081</text:p>
          </table:table-cell>
          <table:table-cell office:value-type="percentage" office:value="0.93285186074843396" table:style-name="ce15">
            <text:p>93,3%</text:p>
          </table:table-cell>
          <table:table-cell office:value-type="float" office:value="2316375" table:style-name="ce13">
            <text:p>2.316.375</text:p>
          </table:table-cell>
          <table:table-cell office:value-type="float" office:value="2295458" table:style-name="ce13">
            <text:p>2.295.458</text:p>
          </table:table-cell>
          <table:table-cell office:value-type="float" office:value="364782" table:style-name="ce13">
            <text:p>364.782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21265" table:style-name="ce7">
            <text:p>421.265</text:p>
          </table:table-cell>
          <table:table-cell office:value-type="float" office:value="67600" table:style-name="ce7">
            <text:p>67.6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557305" table:style-name="ce14">
            <text:p>557.305</text:p>
          </table:table-cell>
          <table:table-cell office:value-type="float" office:value="527422" table:style-name="ce14">
            <text:p>527.422</text:p>
          </table:table-cell>
          <table:table-cell office:value-type="percentage" office:value="0.94637945110845945" table:style-name="ce15">
            <text:p>94,6%</text:p>
          </table:table-cell>
          <table:table-cell office:value-type="float" office:value="261625" table:style-name="ce13">
            <text:p>261.625</text:p>
          </table:table-cell>
          <table:table-cell office:value-type="float" office:value="256926" table:style-name="ce13">
            <text:p>256.926</text:p>
          </table:table-cell>
          <table:table-cell office:value-type="float" office:value="44640" table:style-name="ce13">
            <text:p>44.640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7637685" table:style-name="ce7">
            <text:p>7.637.685</text:p>
          </table:table-cell>
          <table:table-cell office:value-type="float" office:value="1645800" table:style-name="ce7">
            <text:p>1.645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0827035" table:style-name="ce14">
            <text:p>10.827.035</text:p>
          </table:table-cell>
          <table:table-cell office:value-type="float" office:value="10435831" table:style-name="ce14">
            <text:p>10.435.831</text:p>
          </table:table-cell>
          <table:table-cell office:value-type="percentage" office:value="0.96386785486515925" table:style-name="ce15">
            <text:p>96,4%</text:p>
          </table:table-cell>
          <table:table-cell office:value-type="float" office:value="5395291" table:style-name="ce13">
            <text:p>5.395.291</text:p>
          </table:table-cell>
          <table:table-cell office:value-type="float" office:value="5282356" table:style-name="ce13">
            <text:p>5.282.356</text:p>
          </table:table-cell>
          <table:table-cell office:value-type="float" office:value="484804" table:style-name="ce13">
            <text:p>484.804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687865" table:style-name="ce7">
            <text:p>1.687.865</text:p>
          </table:table-cell>
          <table:table-cell office:value-type="float" office:value="498000" table:style-name="ce7">
            <text:p>498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507175" table:style-name="ce14">
            <text:p>2.507.175</text:p>
          </table:table-cell>
          <table:table-cell office:value-type="float" office:value="2382043" table:style-name="ce14">
            <text:p>2.382.043</text:p>
          </table:table-cell>
          <table:table-cell office:value-type="percentage" office:value="0.95009044043594881" table:style-name="ce15">
            <text:p>95,0%</text:p>
          </table:table-cell>
          <table:table-cell office:value-type="float" office:value="1199815" table:style-name="ce13">
            <text:p>1.199.815</text:p>
          </table:table-cell>
          <table:table-cell office:value-type="float" office:value="1171681" table:style-name="ce13">
            <text:p>1.171.681</text:p>
          </table:table-cell>
          <table:table-cell office:value-type="float" office:value="140477" table:style-name="ce13">
            <text:p>140.477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762405" table:style-name="ce7">
            <text:p>762.405</text:p>
          </table:table-cell>
          <table:table-cell office:value-type="float" office:value="151500" table:style-name="ce7">
            <text:p>151.500</text:p>
          </table:table-cell>
          <table:table-cell office:value-type="float" office:value="136600" table:style-name="ce7">
            <text:p>136.600</text:p>
          </table:table-cell>
          <table:table-cell office:value-type="float" office:value="23750" table:style-name="ce13">
            <text:p>23.750</text:p>
          </table:table-cell>
          <table:table-cell office:value-type="float" office:value="1074255" table:style-name="ce14">
            <text:p>1.074.255</text:p>
          </table:table-cell>
          <table:table-cell office:value-type="float" office:value="1069699" table:style-name="ce14">
            <text:p>1.069.699</text:p>
          </table:table-cell>
          <table:table-cell office:value-type="percentage" office:value="0.99575892129894672" table:style-name="ce15">
            <text:p>99,6%</text:p>
          </table:table-cell>
          <table:table-cell office:value-type="float" office:value="530826" table:style-name="ce13">
            <text:p>530.826</text:p>
          </table:table-cell>
          <table:table-cell office:value-type="float" office:value="524112" table:style-name="ce13">
            <text:p>524.112</text:p>
          </table:table-cell>
          <table:table-cell office:value-type="float" office:value="84468" table:style-name="ce13">
            <text:p>84.468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748150" table:style-name="ce7">
            <text:p>2.748.150</text:p>
          </table:table-cell>
          <table:table-cell office:value-type="float" office:value="526100" table:style-name="ce7">
            <text:p>526.1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0" table:style-name="ce13">
            <text:p>101.300</text:p>
          </table:table-cell>
          <table:table-cell office:value-type="float" office:value="3819750" table:style-name="ce14">
            <text:p>3.819.750</text:p>
          </table:table-cell>
          <table:table-cell office:value-type="float" office:value="3631363" table:style-name="ce14">
            <text:p>3.631.363</text:p>
          </table:table-cell>
          <table:table-cell office:value-type="percentage" office:value="0.95068080371752073" table:style-name="ce15">
            <text:p>95,1%</text:p>
          </table:table-cell>
          <table:table-cell office:value-type="float" office:value="1823324" table:style-name="ce13">
            <text:p>1.823.324</text:p>
          </table:table-cell>
          <table:table-cell office:value-type="float" office:value="1792010" table:style-name="ce13">
            <text:p>1.792.010</text:p>
          </table:table-cell>
          <table:table-cell office:value-type="float" office:value="256451" table:style-name="ce13">
            <text:p>256.451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97920" table:style-name="ce7">
            <text:p>97.920</text:p>
          </table:table-cell>
          <table:table-cell office:value-type="float" office:value="22270" table:style-name="ce7">
            <text:p>22.27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42225" table:style-name="ce14">
            <text:p>142.225</text:p>
          </table:table-cell>
          <table:table-cell office:value-type="float" office:value="121233" table:style-name="ce14">
            <text:p>121.233</text:p>
          </table:table-cell>
          <table:table-cell office:value-type="percentage" office:value="0.85240288275619613" table:style-name="ce15">
            <text:p>85,2%</text:p>
          </table:table-cell>
          <table:table-cell office:value-type="float" office:value="63222" table:style-name="ce13">
            <text:p>63.222</text:p>
          </table:table-cell>
          <table:table-cell office:value-type="float" office:value="60631" table:style-name="ce13">
            <text:p>60.631</text:p>
          </table:table-cell>
          <table:table-cell office:value-type="float" office:value="5546" table:style-name="ce13">
            <text:p>5.546</text:p>
          </table:table-cell>
          <table:table-cell office:value-type="date" office:date-value="2021-11-25T00:00:00" table:style-name="ce16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96750" table:style-name="ce7">
            <text:p>96.75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41100" table:style-name="ce14">
            <text:p>141.100</text:p>
          </table:table-cell>
          <table:table-cell office:value-type="float" office:value="106915" table:style-name="ce14">
            <text:p>106.915</text:p>
          </table:table-cell>
          <table:table-cell office:value-type="percentage" office:value="0.75772501771793055" table:style-name="ce15">
            <text:p>75,8%</text:p>
          </table:table-cell>
          <table:table-cell office:value-type="float" office:value="58420" table:style-name="ce13">
            <text:p>58.420</text:p>
          </table:table-cell>
          <table:table-cell office:value-type="float" office:value="55993" table:style-name="ce13">
            <text:p>55.993</text:p>
          </table:table-cell>
          <table:table-cell office:value-type="float" office:value="3113" table:style-name="ce13">
            <text:p>3.113</text:p>
          </table:table-cell>
          <table:table-cell office:value-type="date" office:date-value="2021-11-23T00:00:00" table:style-name="ce17">
            <text:p>23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138" table:style-name="ce7">
            <text:p>48.138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238" table:style-name="ce14">
            <text:p>212.238</text:p>
          </table:table-cell>
          <table:table-cell office:value-type="float" office:value="177584" table:style-name="ce14">
            <text:p>177.584</text:p>
          </table:table-cell>
          <table:table-cell office:value-type="percentage" office:value="0.83672103958763278" table:style-name="ce15">
            <text:p>83,7%</text:p>
          </table:table-cell>
          <table:table-cell office:value-type="float" office:value="95225" table:style-name="ce13">
            <text:p>95.225</text:p>
          </table:table-cell>
          <table:table-cell office:value-type="float" office:value="89056" table:style-name="ce13">
            <text:p>89.056</text:p>
          </table:table-cell>
          <table:table-cell office:value-type="float" office:value="57" table:style-name="ce13">
            <text:p>57</text:p>
          </table:table-cell>
          <table:table-cell office:value-type="date" office:date-value="2021-11-24T00:00:00" table:style-name="ce17">
            <text:p>24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5540" table:style-name="ce7">
            <text:p>5.540</text:p>
          </table:table-cell>
          <table:table-cell office:value-type="float" office:value="0" table:style-name="ce7">
            <text:p>0</text:p>
          </table:table-cell>
          <table:table-cell office:value-type="float" office:value="4375" table:style-name="ce13">
            <text:p>4.375</text:p>
          </table:table-cell>
          <table:table-cell office:value-type="float" office:value="9915" table:style-name="ce14">
            <text:p>9.915</text:p>
          </table:table-cell>
          <table:table-cell office:value-type="float" office:value="7651" table:style-name="ce14">
            <text:p>7.651</text:p>
          </table:table-cell>
          <table:table-cell office:value-type="percentage" office:value="0.77165910237014623" table:style-name="ce15">
            <text:p>77,2%</text:p>
          </table:table-cell>
          <table:table-cell office:value-type="float" office:value="5834" table:style-name="ce13">
            <text:p>5.834</text:p>
          </table:table-cell>
          <table:table-cell office:value-type="float" office:value="5570" table:style-name="ce13">
            <text:p>5.570</text:p>
          </table:table-cell>
          <table:table-cell office:value-type="float" office:value="5" table:style-name="ce13">
            <text:p>5</text:p>
          </table:table-cell>
          <table:table-cell office:value-type="date" office:date-value="2021-11-25T00:00:00" table:style-name="ce17">
            <text:p>25/11/2021</text:p>
          </table:table-cell>
          <table:table-cell table:number-columns-repeated="10" table:style-name="ce5"/>
          <table:table-cell table:number-columns-repeated="16362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57435483" table:style-name="ce19">
            <text:p>57.435.483</text:p>
          </table:table-cell>
          <table:table-cell office:value-type="float" office:value="10926970" table:style-name="ce20">
            <text:p>10.926.970</text:p>
          </table:table-cell>
          <table:table-cell office:value-type="float" office:value="9053420" table:style-name="ce21">
            <text:p>9.053.420</text:p>
          </table:table-cell>
          <table:table-cell office:value-type="float" office:value="2155240" table:style-name="ce22">
            <text:p>2.155.240</text:p>
          </table:table-cell>
          <table:table-cell office:value-type="float" office:value="79571113" table:style-name="ce23">
            <text:p>79.571.113</text:p>
          </table:table-cell>
          <table:table-cell office:value-type="float" office:value="76026523" table:style-name="ce23">
            <text:p>76.026.523</text:p>
          </table:table-cell>
          <table:table-cell office:value-type="percentage" office:value="0.95545380897210774" table:style-name="ce24">
            <text:p>95,5%</text:p>
          </table:table-cell>
          <table:table-cell office:value-type="float" office:value="38288327" table:style-name="ce23">
            <text:p>38.288.327</text:p>
          </table:table-cell>
          <table:table-cell office:value-type="float" office:value="37582174" table:style-name="ce23">
            <text:p>37.582.174</text:p>
          </table:table-cell>
          <table:table-cell office:value-type="float" office:value="4567312" table:style-name="ce23">
            <text:p>4.567.312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5" table:default-cell-style-name="ce29"/>
        <table:table-column table:style-name="co6" table:number-columns-repeated="5" table:default-cell-style-name="ce29"/>
        <table:table-column table:style-name="co4" table:number-columns-repeated="2" table:default-cell-style-name="ce29"/>
        <table:table-column table:style-name="co3" table:number-columns-repeated="7" table:default-cell-style-name="ce29"/>
        <table:table-column table:style-name="co4" table:number-columns-repeated="16369" table:default-cell-style-name="ce29"/>
        <table:table-row table:style-name="ro6">
          <table:table-cell table:style-name="ce27"/>
          <table:table-cell office:value-type="string" table:style-name="ce28">
            <text:p>Población a vacunar mayor de 12 años</text:p>
          </table:table-cell>
          <table:table-cell office:value-type="string" table:style-name="ce28">
            <text:p>Nº Personas con 1 dosis</text:p>
          </table:table-cell>
          <table:table-cell office:value-type="string" table:style-name="ce28">
            <text:p>% 1ª dosis</text:p>
          </table:table-cell>
          <table:table-cell office:value-type="string" table:style-name="ce28">
            <text:p>Nº Personas con pauta completa</text:p>
          </table:table-cell>
          <table:table-cell office:value-type="string" table:style-name="ce28">
            <text:p>% personas con pauta completa</text:p>
          </table:table-cell>
          <table:table-cell office:value-type="string" table:style-name="ce28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30">
            <text:p>Andalucía</text:p>
          </table:table-cell>
          <table:table-cell office:value-type="float" office:value="7451975" table:style-name="ce31">
            <text:p>7.451.975</text:p>
          </table:table-cell>
          <table:table-cell office:value-type="float" office:value="6885171" table:style-name="ce31">
            <text:p>6.885.171</text:p>
          </table:table-cell>
          <table:table-cell office:value-type="percentage" office:value="0.92393908997279239" table:style-name="ce32">
            <text:p>92,4%</text:p>
          </table:table-cell>
          <table:table-cell office:value-type="float" office:value="6781817" table:style-name="ce31">
            <text:p>6.781.817</text:p>
          </table:table-cell>
          <table:table-cell office:value-type="percentage" office:value="0.91006974661079776" table:style-name="ce32">
            <text:p>91,0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5134" table:style-name="ce31">
            <text:p>1.185.134</text:p>
          </table:table-cell>
          <table:table-cell office:value-type="float" office:value="1071046" table:style-name="ce31">
            <text:p>1.071.046</text:p>
          </table:table-cell>
          <table:table-cell office:value-type="percentage" office:value="0.90373409251612058" table:style-name="ce32">
            <text:p>90,4%</text:p>
          </table:table-cell>
          <table:table-cell office:value-type="float" office:value="1052897" table:style-name="ce31">
            <text:p>1.052.897</text:p>
          </table:table-cell>
          <table:table-cell office:value-type="percentage" office:value="0.8884202123979229" table:style-name="ce32">
            <text:p>88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3927" table:style-name="ce31">
            <text:p>933.927</text:p>
          </table:table-cell>
          <table:table-cell office:value-type="float" office:value="874581" table:style-name="ce31">
            <text:p>874.581</text:p>
          </table:table-cell>
          <table:table-cell office:value-type="percentage" office:value="0.93645541889248307" table:style-name="ce32">
            <text:p>93,6%</text:p>
          </table:table-cell>
          <table:table-cell office:value-type="float" office:value="866759" table:style-name="ce31">
            <text:p>866.759</text:p>
          </table:table-cell>
          <table:table-cell office:value-type="percentage" office:value="0.92808003195110533" table:style-name="ce32">
            <text:p>92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34867" table:style-name="ce31">
            <text:p>1.034.867</text:p>
          </table:table-cell>
          <table:table-cell office:value-type="float" office:value="866823" table:style-name="ce31">
            <text:p>866.823</text:p>
          </table:table-cell>
          <table:table-cell office:value-type="percentage" office:value="0.83761778083560501" table:style-name="ce32">
            <text:p>83,8%</text:p>
          </table:table-cell>
          <table:table-cell office:value-type="float" office:value="849945" table:style-name="ce31">
            <text:p>849.945</text:p>
          </table:table-cell>
          <table:table-cell office:value-type="percentage" office:value="0.82130843866893044" table:style-name="ce32">
            <text:p>82,1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1960774" table:style-name="ce31">
            <text:p>1.960.774</text:p>
          </table:table-cell>
          <table:table-cell office:value-type="float" office:value="1689910" table:style-name="ce31">
            <text:p>1.689.910</text:p>
          </table:table-cell>
          <table:table-cell office:value-type="percentage" office:value="0.86185863337641155" table:style-name="ce32">
            <text:p>86,2%</text:p>
          </table:table-cell>
          <table:table-cell office:value-type="float" office:value="1649200" table:style-name="ce31">
            <text:p>1.649.200</text:p>
          </table:table-cell>
          <table:table-cell office:value-type="percentage" office:value="0.8410964241671911" table:style-name="ce32">
            <text:p>84,1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4127" table:style-name="ce31">
            <text:p>524.127</text:p>
          </table:table-cell>
          <table:table-cell office:value-type="float" office:value="484794" table:style-name="ce31">
            <text:p>484.794</text:p>
          </table:table-cell>
          <table:table-cell office:value-type="percentage" office:value="0.92495521123697122" table:style-name="ce32">
            <text:p>92,5%</text:p>
          </table:table-cell>
          <table:table-cell office:value-type="float" office:value="479437" table:style-name="ce31">
            <text:p>479.437</text:p>
          </table:table-cell>
          <table:table-cell office:value-type="percentage" office:value="0.91473440597412459" table:style-name="ce32">
            <text:p>91,5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6253" table:style-name="ce31">
            <text:p>2.176.253</text:p>
          </table:table-cell>
          <table:table-cell office:value-type="float" office:value="2012208" table:style-name="ce31">
            <text:p>2.012.208</text:p>
          </table:table-cell>
          <table:table-cell office:value-type="percentage" office:value="0.92462043705396391" table:style-name="ce32">
            <text:p>92,5%</text:p>
          </table:table-cell>
          <table:table-cell office:value-type="float" office:value="1976053" table:style-name="ce31">
            <text:p>1.976.053</text:p>
          </table:table-cell>
          <table:table-cell office:value-type="percentage" office:value="0.90800701940445339" table:style-name="ce32">
            <text:p>90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08784" table:style-name="ce31">
            <text:p>1.808.784</text:p>
          </table:table-cell>
          <table:table-cell office:value-type="float" office:value="1629410" table:style-name="ce31">
            <text:p>1.629.410</text:p>
          </table:table-cell>
          <table:table-cell office:value-type="percentage" office:value="0.90083171898911096" table:style-name="ce32">
            <text:p>90,1%</text:p>
          </table:table-cell>
          <table:table-cell office:value-type="float" office:value="1570150" table:style-name="ce31">
            <text:p>1.570.150</text:p>
          </table:table-cell>
          <table:table-cell office:value-type="percentage" office:value="0.86806937699581599" table:style-name="ce32">
            <text:p>86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868360" table:style-name="ce31">
            <text:p>6.868.360</text:p>
          </table:table-cell>
          <table:table-cell office:value-type="float" office:value="6030260" table:style-name="ce31">
            <text:p>6.030.260</text:p>
          </table:table-cell>
          <table:table-cell office:value-type="percentage" office:value="0.87797669312616111" table:style-name="ce32">
            <text:p>87,8%</text:p>
          </table:table-cell>
          <table:table-cell office:value-type="float" office:value="5904819" table:style-name="ce31">
            <text:p>5.904.819</text:p>
          </table:table-cell>
          <table:table-cell office:value-type="percentage" office:value="0.85971309016999686" table:style-name="ce32">
            <text:p>86,0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88459" table:style-name="ce31">
            <text:p>4.488.459</text:p>
          </table:table-cell>
          <table:table-cell office:value-type="float" office:value="4093220" table:style-name="ce31">
            <text:p>4.093.220</text:p>
          </table:table-cell>
          <table:table-cell office:value-type="percentage" office:value="0.91194327496363448" table:style-name="ce32">
            <text:p>91,2%</text:p>
          </table:table-cell>
          <table:table-cell office:value-type="float" office:value="4029904" table:style-name="ce31">
            <text:p>4.029.904</text:p>
          </table:table-cell>
          <table:table-cell office:value-type="percentage" office:value="0.89783687452642436" table:style-name="ce32">
            <text:p>89,8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53437" table:style-name="ce31">
            <text:p>953.437</text:p>
          </table:table-cell>
          <table:table-cell office:value-type="float" office:value="900947" table:style-name="ce31">
            <text:p>900.947</text:p>
          </table:table-cell>
          <table:table-cell office:value-type="percentage" office:value="0.94494654602244299" table:style-name="ce32">
            <text:p>94,5%</text:p>
          </table:table-cell>
          <table:table-cell office:value-type="float" office:value="887400" table:style-name="ce31">
            <text:p>887.400</text:p>
          </table:table-cell>
          <table:table-cell office:value-type="percentage" office:value="0.93073795122278657" table:style-name="ce32">
            <text:p>93,1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4497" table:style-name="ce31">
            <text:p>2.454.497</text:p>
          </table:table-cell>
          <table:table-cell office:value-type="float" office:value="2316375" table:style-name="ce31">
            <text:p>2.316.375</text:p>
          </table:table-cell>
          <table:table-cell office:value-type="percentage" office:value="0.94372696320264393" table:style-name="ce32">
            <text:p>94,4%</text:p>
          </table:table-cell>
          <table:table-cell office:value-type="float" office:value="2295458" table:style-name="ce31">
            <text:p>2.295.458</text:p>
          </table:table-cell>
          <table:table-cell office:value-type="percentage" office:value="0.93520505423310762" table:style-name="ce32">
            <text:p>93,5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3970" table:style-name="ce31">
            <text:p>283.970</text:p>
          </table:table-cell>
          <table:table-cell office:value-type="float" office:value="261625" table:style-name="ce31">
            <text:p>261.625</text:p>
          </table:table-cell>
          <table:table-cell office:value-type="percentage" office:value="0.9213121104342008" table:style-name="ce32">
            <text:p>92,1%</text:p>
          </table:table-cell>
          <table:table-cell office:value-type="float" office:value="256926" table:style-name="ce31">
            <text:p>256.926</text:p>
          </table:table-cell>
          <table:table-cell office:value-type="percentage" office:value="0.90476458780857127" table:style-name="ce32">
            <text:p>90,5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7937" table:style-name="ce31">
            <text:p>5.977.937</text:p>
          </table:table-cell>
          <table:table-cell office:value-type="float" office:value="5395291" table:style-name="ce31">
            <text:p>5.395.291</text:p>
          </table:table-cell>
          <table:table-cell office:value-type="percentage" office:value="0.90253393436565155" table:style-name="ce32">
            <text:p>90,3%</text:p>
          </table:table-cell>
          <table:table-cell office:value-type="float" office:value="5282356" table:style-name="ce31">
            <text:p>5.282.356</text:p>
          </table:table-cell>
          <table:table-cell office:value-type="percentage" office:value="0.88364196544727724" table:style-name="ce32">
            <text:p>88,4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0137" table:style-name="ce31">
            <text:p>1.310.137</text:p>
          </table:table-cell>
          <table:table-cell office:value-type="float" office:value="1199815" table:style-name="ce31">
            <text:p>1.199.815</text:p>
          </table:table-cell>
          <table:table-cell office:value-type="percentage" office:value="0.91579353914895922" table:style-name="ce32">
            <text:p>91,6%</text:p>
          </table:table-cell>
          <table:table-cell office:value-type="float" office:value="1171681" table:style-name="ce31">
            <text:p>1.171.681</text:p>
          </table:table-cell>
          <table:table-cell office:value-type="percentage" office:value="0.89431944903471927" table:style-name="ce32">
            <text:p>89,4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1354" table:style-name="ce31">
            <text:p>581.354</text:p>
          </table:table-cell>
          <table:table-cell office:value-type="float" office:value="530826" table:style-name="ce31">
            <text:p>530.826</text:p>
          </table:table-cell>
          <table:table-cell office:value-type="percentage" office:value="0.91308565865204339" table:style-name="ce32">
            <text:p>91,3%</text:p>
          </table:table-cell>
          <table:table-cell office:value-type="float" office:value="524112" table:style-name="ce31">
            <text:p>524.112</text:p>
          </table:table-cell>
          <table:table-cell office:value-type="percentage" office:value="0.90153675729417881" table:style-name="ce32">
            <text:p>90,2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83943" table:style-name="ce31">
            <text:p>1.983.943</text:p>
          </table:table-cell>
          <table:table-cell office:value-type="float" office:value="1823324" table:style-name="ce31">
            <text:p>1.823.324</text:p>
          </table:table-cell>
          <table:table-cell office:value-type="percentage" office:value="0.91904051678904086" table:style-name="ce32">
            <text:p>91,9%</text:p>
          </table:table-cell>
          <table:table-cell office:value-type="float" office:value="1792010" table:style-name="ce31">
            <text:p>1.792.010</text:p>
          </table:table-cell>
          <table:table-cell office:value-type="percentage" office:value="0.90325679719629037" table:style-name="ce32">
            <text:p>90,3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0965" table:style-name="ce31">
            <text:p>70.965</text:p>
          </table:table-cell>
          <table:table-cell office:value-type="float" office:value="63222" table:style-name="ce31">
            <text:p>63.222</text:p>
          </table:table-cell>
          <table:table-cell office:value-type="percentage" office:value="0.89088987529063624" table:style-name="ce32">
            <text:p>89,1%</text:p>
          </table:table-cell>
          <table:table-cell office:value-type="float" office:value="60631" table:style-name="ce31">
            <text:p>60.631</text:p>
          </table:table-cell>
          <table:table-cell office:value-type="percentage" office:value="0.85437891918551401" table:style-name="ce32">
            <text:p>85,4%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70927" table:style-name="ce31">
            <text:p>70.927</text:p>
          </table:table-cell>
          <table:table-cell office:value-type="float" office:value="58420" table:style-name="ce31">
            <text:p>58.420</text:p>
          </table:table-cell>
          <table:table-cell office:value-type="percentage" office:value="0.82366376697167509" table:style-name="ce32">
            <text:p>82,4%</text:p>
          </table:table-cell>
          <table:table-cell office:value-type="float" office:value="55993" table:style-name="ce31">
            <text:p>55.993</text:p>
          </table:table-cell>
          <table:table-cell office:value-type="percentage" office:value="0.78944548620412536" table:style-name="ce32">
            <text:p>78,9%</text:p>
          </table:table-cell>
          <table:table-cell office:value-type="date" office:date-value="2021-11-23T00:00:00" table:style-name="ce33">
            <text:p>23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1">
            <text:p>-</text:p>
          </table:table-cell>
          <table:table-cell office:value-type="float" office:value="95225" table:style-name="ce31">
            <text:p>95.225</text:p>
          </table:table-cell>
          <table:table-cell office:value-type="string" table:style-name="ce32">
            <text:p>-</text:p>
          </table:table-cell>
          <table:table-cell office:value-type="float" office:value="89056" table:style-name="ce31">
            <text:p>89.056</text:p>
          </table:table-cell>
          <table:table-cell office:value-type="string" table:style-name="ce32">
            <text:p>-</text:p>
          </table:table-cell>
          <table:table-cell office:value-type="date" office:date-value="2021-11-24T00:00:00" table:style-name="ce33">
            <text:p>24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1">
            <text:p>-</text:p>
          </table:table-cell>
          <table:table-cell office:value-type="float" office:value="5834" table:style-name="ce31">
            <text:p>5.834</text:p>
          </table:table-cell>
          <table:table-cell office:value-type="string" table:style-name="ce32">
            <text:p>-</text:p>
          </table:table-cell>
          <table:table-cell office:value-type="float" office:value="5570" table:style-name="ce31">
            <text:p>5.570</text:p>
          </table:table-cell>
          <table:table-cell office:value-type="string" table:style-name="ce32">
            <text:p>-</text:p>
          </table:table-cell>
          <table:table-cell office:value-type="date" office:date-value="2021-11-25T00:00:00" table:style-name="ce33">
            <text:p>25/11/2021</text:p>
          </table:table-cell>
          <table:table-cell table:number-columns-repeated="16377" table:style-name="ce29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19827" table:style-name="ce34">
            <text:p>42.119.827</text:p>
          </table:table-cell>
          <table:table-cell office:value-type="float" office:value="38288327" table:style-name="ce34">
            <text:p>38.288.327</text:p>
          </table:table-cell>
          <table:table-cell office:value-type="percentage" office:value="0.90903333957188381" table:style-name="ce24">
            <text:p>90,9%</text:p>
          </table:table-cell>
          <table:table-cell office:value-type="float" office:value="37582174" table:style-name="ce34">
            <text:p>37.582.174</text:p>
          </table:table-cell>
          <table:table-cell office:value-type="percentage" office:value="0.89226800480448321" table:style-name="ce24">
            <text:p>89,2%</text:p>
          </table:table-cell>
          <table:table-cell table:style-name="ce35"/>
          <table:table-cell table:number-columns-repeated="16377" table:style-name="ce29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3" table:number-columns-repeated="20" table:default-cell-style-name="ce29"/>
        <table:table-column table:style-name="co4" table:number-columns-repeated="16344" table:default-cell-style-name="ce29"/>
        <table:table-row table:style-name="ro8">
          <table:table-cell table:style-name="ce36"/>
          <table:table-cell office:value-type="string" table:style-name="ce37">
            <text:p>Personas con al menos 1 dosis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con al menos 1 dosis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con al menos 1 dosis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Con al menos 1 dosis sobre Población a Vacunar INE</text:p>
          </table:table-cell>
          <table:table-cell office:value-type="string" table:style-name="ce40">
            <text:p>% Con al menos 1 dosis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34230" table:style-name="ce43">
            <text:p>434.230</text:p>
          </table:table-cell>
          <table:table-cell office:value-type="percentage" office:value="1" table:style-name="ce44">
            <text:p>100,0%</text:p>
          </table:table-cell>
          <table:table-cell office:value-type="float" office:value="654351" table:style-name="ce43">
            <text:p>654.351</text:p>
          </table:table-cell>
          <table:table-cell office:value-type="percentage" office:value="1" table:style-name="ce44">
            <text:p>100,0%</text:p>
          </table:table-cell>
          <table:table-cell office:value-type="float" office:value="931028" table:style-name="ce43">
            <text:p>931.028</text:p>
          </table:table-cell>
          <table:table-cell office:value-type="percentage" office:value="1" table:style-name="ce44">
            <text:p>100,0%</text:p>
          </table:table-cell>
          <table:table-cell office:value-type="float" office:value="1218637" table:style-name="ce43">
            <text:p>1.218.637</text:p>
          </table:table-cell>
          <table:table-cell office:value-type="percentage" office:value="0.96333341501840686" table:style-name="ce44">
            <text:p>96,3%</text:p>
          </table:table-cell>
          <table:table-cell office:value-type="float" office:value="1256341" table:style-name="ce43">
            <text:p>1.256.341</text:p>
          </table:table-cell>
          <table:table-cell office:value-type="percentage" office:value="0.90703075703516101" table:style-name="ce44">
            <text:p>90,7%</text:p>
          </table:table-cell>
          <table:table-cell office:value-type="float" office:value="937626" table:style-name="ce43">
            <text:p>937.626</text:p>
          </table:table-cell>
          <table:table-cell office:value-type="percentage" office:value="0.82232241757490021" table:style-name="ce44">
            <text:p>82,2%</text:p>
          </table:table-cell>
          <table:table-cell office:value-type="float" office:value="775616" table:style-name="ce43">
            <text:p>775.616</text:p>
          </table:table-cell>
          <table:table-cell office:value-type="percentage" office:value="0.83518831191206366" table:style-name="ce44">
            <text:p>83,5%</text:p>
          </table:table-cell>
          <table:table-cell office:value-type="float" office:value="677342" table:style-name="ce43">
            <text:p>677.342</text:p>
          </table:table-cell>
          <table:table-cell office:value-type="percentage" office:value="0.89963567877573192" table:style-name="ce44">
            <text:p>90,0%</text:p>
          </table:table-cell>
          <table:table-cell office:value-type="float" office:value="6885171" table:style-name="ce43">
            <text:p>6.885.171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2393908997279239" table:style-name="ce44">
            <text:p>92,4%</text:p>
          </table:table-cell>
          <table:table-cell office:value-type="percentage" office:value="0.81342588397467941" table:style-name="ce44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1401" table:style-name="ce46">
            <text:p>101.401</text:p>
          </table:table-cell>
          <table:table-cell office:value-type="percentage" office:value="1" table:style-name="ce47">
            <text:p>100,0%</text:p>
          </table:table-cell>
          <table:table-cell office:value-type="float" office:value="119416" table:style-name="ce46">
            <text:p>119.416</text:p>
          </table:table-cell>
          <table:table-cell office:value-type="percentage" office:value="1" table:style-name="ce47">
            <text:p>100,0%</text:p>
          </table:table-cell>
          <table:table-cell office:value-type="float" office:value="154746" table:style-name="ce46">
            <text:p>154.746</text:p>
          </table:table-cell>
          <table:table-cell office:value-type="percentage" office:value="0.9896333625381315" table:style-name="ce47">
            <text:p>99,0%</text:p>
          </table:table-cell>
          <table:table-cell office:value-type="float" office:value="186400" table:style-name="ce46">
            <text:p>186.400</text:p>
          </table:table-cell>
          <table:table-cell office:value-type="percentage" office:value="0.94015111012478181" table:style-name="ce47">
            <text:p>94,0%</text:p>
          </table:table-cell>
          <table:table-cell office:value-type="float" office:value="188582" table:style-name="ce46">
            <text:p>188.582</text:p>
          </table:table-cell>
          <table:table-cell office:value-type="percentage" office:value="0.87735818333232529" table:style-name="ce47">
            <text:p>87,7%</text:p>
          </table:table-cell>
          <table:table-cell office:value-type="float" office:value="126670" table:style-name="ce46">
            <text:p>126.670</text:p>
          </table:table-cell>
          <table:table-cell office:value-type="percentage" office:value="0.77103344168097099" table:style-name="ce47">
            <text:p>77,1%</text:p>
          </table:table-cell>
          <table:table-cell office:value-type="float" office:value="104920" table:style-name="ce46">
            <text:p>104.920</text:p>
          </table:table-cell>
          <table:table-cell office:value-type="percentage" office:value="0.80459505678637433" table:style-name="ce47">
            <text:p>80,5%</text:p>
          </table:table-cell>
          <table:table-cell office:value-type="float" office:value="88911" table:style-name="ce46">
            <text:p>88.911</text:p>
          </table:table-cell>
          <table:table-cell office:value-type="percentage" office:value="0.86230106004325524" table:style-name="ce47">
            <text:p>86,2%</text:p>
          </table:table-cell>
          <table:table-cell office:value-type="float" office:value="1071046" table:style-name="ce46">
            <text:p>1.071.046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90373409251612058" table:style-name="ce47">
            <text:p>90,4%</text:p>
          </table:table-cell>
          <table:table-cell office:value-type="percentage" office:value="0.80566665488182188" table:style-name="ce47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982" table:style-name="ce46">
            <text:p>88.982</text:p>
          </table:table-cell>
          <table:table-cell office:value-type="percentage" office:value="1" table:style-name="ce47">
            <text:p>100,0%</text:p>
          </table:table-cell>
          <table:table-cell office:value-type="float" office:value="114390" table:style-name="ce46">
            <text:p>114.390</text:p>
          </table:table-cell>
          <table:table-cell office:value-type="percentage" office:value="1" table:style-name="ce47">
            <text:p>100,0%</text:p>
          </table:table-cell>
          <table:table-cell office:value-type="float" office:value="148274" table:style-name="ce46">
            <text:p>148.274</text:p>
          </table:table-cell>
          <table:table-cell office:value-type="percentage" office:value="0.99079197070536984" table:style-name="ce47">
            <text:p>99,1%</text:p>
          </table:table-cell>
          <table:table-cell office:value-type="float" office:value="153318" table:style-name="ce46">
            <text:p>153.318</text:p>
          </table:table-cell>
          <table:table-cell office:value-type="percentage" office:value="0.94265424697961819" table:style-name="ce47">
            <text:p>94,3%</text:p>
          </table:table-cell>
          <table:table-cell office:value-type="float" office:value="150887" table:style-name="ce46">
            <text:p>150.887</text:p>
          </table:table-cell>
          <table:table-cell office:value-type="percentage" office:value="0.90355284353236365" table:style-name="ce47">
            <text:p>90,4%</text:p>
          </table:table-cell>
          <table:table-cell office:value-type="float" office:value="91198" table:style-name="ce46">
            <text:p>91.198</text:p>
          </table:table-cell>
          <table:table-cell office:value-type="percentage" office:value="0.7968300844903059" table:style-name="ce47">
            <text:p>79,7%</text:p>
          </table:table-cell>
          <table:table-cell office:value-type="float" office:value="66828" table:style-name="ce46">
            <text:p>66.828</text:p>
          </table:table-cell>
          <table:table-cell office:value-type="percentage" office:value="0.84473714148474932" table:style-name="ce47">
            <text:p>84,5%</text:p>
          </table:table-cell>
          <table:table-cell office:value-type="float" office:value="60704" table:style-name="ce46">
            <text:p>60.704</text:p>
          </table:table-cell>
          <table:table-cell office:value-type="percentage" office:value="0.94850000000000001" table:style-name="ce47">
            <text:p>94,9%</text:p>
          </table:table-cell>
          <table:table-cell office:value-type="float" office:value="874581" table:style-name="ce46">
            <text:p>874.581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3645541889248307" table:style-name="ce47">
            <text:p>93,6%</text:p>
          </table:table-cell>
          <table:table-cell office:value-type="percentage" office:value="0.85845576687501968" table:style-name="ce47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589" table:style-name="ce46">
            <text:p>51.589</text:p>
          </table:table-cell>
          <table:table-cell office:value-type="percentage" office:value="1" table:style-name="ce47">
            <text:p>100,0%</text:p>
          </table:table-cell>
          <table:table-cell office:value-type="float" office:value="79429" table:style-name="ce46">
            <text:p>79.429</text:p>
          </table:table-cell>
          <table:table-cell office:value-type="percentage" office:value="0.98649957772368224" table:style-name="ce47">
            <text:p>98,6%</text:p>
          </table:table-cell>
          <table:table-cell office:value-type="float" office:value="110786" table:style-name="ce46">
            <text:p>110.786</text:p>
          </table:table-cell>
          <table:table-cell office:value-type="percentage" office:value="0.94502307410156017" table:style-name="ce47">
            <text:p>94,5%</text:p>
          </table:table-cell>
          <table:table-cell office:value-type="float" office:value="151115" table:style-name="ce46">
            <text:p>151.115</text:p>
          </table:table-cell>
          <table:table-cell office:value-type="percentage" office:value="0.91144592483579312" table:style-name="ce47">
            <text:p>91,1%</text:p>
          </table:table-cell>
          <table:table-cell office:value-type="float" office:value="169269" table:style-name="ce46">
            <text:p>169.269</text:p>
          </table:table-cell>
          <table:table-cell office:value-type="percentage" office:value="0.82100867237064201" table:style-name="ce47">
            <text:p>82,1%</text:p>
          </table:table-cell>
          <table:table-cell office:value-type="float" office:value="129143" table:style-name="ce46">
            <text:p>129.143</text:p>
          </table:table-cell>
          <table:table-cell office:value-type="percentage" office:value="0.70884860061365518" table:style-name="ce47">
            <text:p>70,9%</text:p>
          </table:table-cell>
          <table:table-cell office:value-type="float" office:value="99186" table:style-name="ce46">
            <text:p>99.186</text:p>
          </table:table-cell>
          <table:table-cell office:value-type="percentage" office:value="0.71904133621377098" table:style-name="ce47">
            <text:p>71,9%</text:p>
          </table:table-cell>
          <table:table-cell office:value-type="float" office:value="76306" table:style-name="ce46">
            <text:p>76.306</text:p>
          </table:table-cell>
          <table:table-cell office:value-type="percentage" office:value="0.79918307498952657" table:style-name="ce47">
            <text:p>79,9%</text:p>
          </table:table-cell>
          <table:table-cell office:value-type="float" office:value="866823" table:style-name="ce46">
            <text:p>866.823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3761778083560501" table:style-name="ce47">
            <text:p>83,8%</text:p>
          </table:table-cell>
          <table:table-cell office:value-type="percentage" office:value="0.73989857819986116" table:style-name="ce47">
            <text:p>7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3308" table:style-name="ce46">
            <text:p>93.308</text:p>
          </table:table-cell>
          <table:table-cell office:value-type="percentage" office:value="1" table:style-name="ce47">
            <text:p>100,0%</text:p>
          </table:table-cell>
          <table:table-cell office:value-type="float" office:value="151907" table:style-name="ce46">
            <text:p>151.907</text:p>
          </table:table-cell>
          <table:table-cell office:value-type="percentage" office:value="0.98301958830267067" table:style-name="ce47">
            <text:p>98,3%</text:p>
          </table:table-cell>
          <table:table-cell office:value-type="float" office:value="225104" table:style-name="ce46">
            <text:p>225.104</text:p>
          </table:table-cell>
          <table:table-cell office:value-type="percentage" office:value="0.95751450495976043" table:style-name="ce47">
            <text:p>95,8%</text:p>
          </table:table-cell>
          <table:table-cell office:value-type="float" office:value="321654" table:style-name="ce46">
            <text:p>321.654</text:p>
          </table:table-cell>
          <table:table-cell office:value-type="percentage" office:value="0.9176690099055097" table:style-name="ce47">
            <text:p>91,8%</text:p>
          </table:table-cell>
          <table:table-cell office:value-type="float" office:value="319381" table:style-name="ce46">
            <text:p>319.381</text:p>
          </table:table-cell>
          <table:table-cell office:value-type="percentage" office:value="0.82330817376599541" table:style-name="ce47">
            <text:p>82,3%</text:p>
          </table:table-cell>
          <table:table-cell office:value-type="float" office:value="231638" table:style-name="ce46">
            <text:p>231.638</text:p>
          </table:table-cell>
          <table:table-cell office:value-type="percentage" office:value="0.74497481780699437" table:style-name="ce47">
            <text:p>74,5%</text:p>
          </table:table-cell>
          <table:table-cell office:value-type="float" office:value="190816" table:style-name="ce46">
            <text:p>190.816</text:p>
          </table:table-cell>
          <table:table-cell office:value-type="percentage" office:value="0.75796431351986904" table:style-name="ce47">
            <text:p>75,8%</text:p>
          </table:table-cell>
          <table:table-cell office:value-type="float" office:value="156102" table:style-name="ce46">
            <text:p>156.102</text:p>
          </table:table-cell>
          <table:table-cell office:value-type="percentage" office:value="0.86821248407926721" table:style-name="ce47">
            <text:p>86,8%</text:p>
          </table:table-cell>
          <table:table-cell office:value-type="float" office:value="1689910" table:style-name="ce46">
            <text:p>1.689.91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6185863337641155" table:style-name="ce47">
            <text:p>86,2%</text:p>
          </table:table-cell>
          <table:table-cell office:value-type="percentage" office:value="0.77663018301874309" table:style-name="ce47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402" table:style-name="ce46">
            <text:p>42.402</text:p>
          </table:table-cell>
          <table:table-cell office:value-type="percentage" office:value="1" table:style-name="ce47">
            <text:p>100,0%</text:p>
          </table:table-cell>
          <table:table-cell office:value-type="float" office:value="56022" table:style-name="ce46">
            <text:p>56.022</text:p>
          </table:table-cell>
          <table:table-cell office:value-type="percentage" office:value="1" table:style-name="ce47">
            <text:p>100,0%</text:p>
          </table:table-cell>
          <table:table-cell office:value-type="float" office:value="76810" table:style-name="ce46">
            <text:p>76.810</text:p>
          </table:table-cell>
          <table:table-cell office:value-type="percentage" office:value="0.9930829400736958" table:style-name="ce47">
            <text:p>99,3%</text:p>
          </table:table-cell>
          <table:table-cell office:value-type="float" office:value="84496" table:style-name="ce46">
            <text:p>84.496</text:p>
          </table:table-cell>
          <table:table-cell office:value-type="percentage" office:value="0.93922013249744341" table:style-name="ce47">
            <text:p>93,9%</text:p>
          </table:table-cell>
          <table:table-cell office:value-type="float" office:value="88319" table:style-name="ce46">
            <text:p>88.319</text:p>
          </table:table-cell>
          <table:table-cell office:value-type="percentage" office:value="0.90334359561824296" table:style-name="ce47">
            <text:p>90,3%</text:p>
          </table:table-cell>
          <table:table-cell office:value-type="float" office:value="55126" table:style-name="ce46">
            <text:p>55.126</text:p>
          </table:table-cell>
          <table:table-cell office:value-type="percentage" office:value="0.7822286549458658" table:style-name="ce47">
            <text:p>78,2%</text:p>
          </table:table-cell>
          <table:table-cell office:value-type="float" office:value="41633" table:style-name="ce46">
            <text:p>41.633</text:p>
          </table:table-cell>
          <table:table-cell office:value-type="percentage" office:value="0.82433422433422432" table:style-name="ce47">
            <text:p>82,4%</text:p>
          </table:table-cell>
          <table:table-cell office:value-type="float" office:value="39986" table:style-name="ce46">
            <text:p>39.986</text:p>
          </table:table-cell>
          <table:table-cell office:value-type="percentage" office:value="0.90953756568023114" table:style-name="ce47">
            <text:p>91,0%</text:p>
          </table:table-cell>
          <table:table-cell office:value-type="float" office:value="484794" table:style-name="ce46">
            <text:p>484.794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2495521123697122" table:style-name="ce47">
            <text:p>92,5%</text:p>
          </table:table-cell>
          <table:table-cell office:value-type="percentage" office:value="0.83168612381091256" table:style-name="ce47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9550" table:style-name="ce46">
            <text:p>229.550</text:p>
          </table:table-cell>
          <table:table-cell office:value-type="percentage" office:value="1" table:style-name="ce47">
            <text:p>100,0%</text:p>
          </table:table-cell>
          <table:table-cell office:value-type="float" office:value="251207" table:style-name="ce46">
            <text:p>251.207</text:p>
          </table:table-cell>
          <table:table-cell office:value-type="percentage" office:value="1" table:style-name="ce47">
            <text:p>100,0%</text:p>
          </table:table-cell>
          <table:table-cell office:value-type="float" office:value="321078" table:style-name="ce46">
            <text:p>321.078</text:p>
          </table:table-cell>
          <table:table-cell office:value-type="percentage" office:value="1" table:style-name="ce47">
            <text:p>100,0%</text:p>
          </table:table-cell>
          <table:table-cell office:value-type="float" office:value="353716" table:style-name="ce46">
            <text:p>353.716</text:p>
          </table:table-cell>
          <table:table-cell office:value-type="percentage" office:value="0.92796222207647405" table:style-name="ce47">
            <text:p>92,8%</text:p>
          </table:table-cell>
          <table:table-cell office:value-type="float" office:value="321637" table:style-name="ce46">
            <text:p>321.637</text:p>
          </table:table-cell>
          <table:table-cell office:value-type="percentage" office:value="0.88530848735910594" table:style-name="ce47">
            <text:p>88,5%</text:p>
          </table:table-cell>
          <table:table-cell office:value-type="float" office:value="213896" table:style-name="ce46">
            <text:p>213.896</text:p>
          </table:table-cell>
          <table:table-cell office:value-type="percentage" office:value="0.79876616514117771" table:style-name="ce47">
            <text:p>79,9%</text:p>
          </table:table-cell>
          <table:table-cell office:value-type="float" office:value="174995" table:style-name="ce46">
            <text:p>174.995</text:p>
          </table:table-cell>
          <table:table-cell office:value-type="percentage" office:value="0.82933660654199404" table:style-name="ce47">
            <text:p>82,9%</text:p>
          </table:table-cell>
          <table:table-cell office:value-type="float" office:value="146129" table:style-name="ce46">
            <text:p>146.129</text:p>
          </table:table-cell>
          <table:table-cell office:value-type="percentage" office:value="0.88379842992101221" table:style-name="ce47">
            <text:p>88,4%</text:p>
          </table:table-cell>
          <table:table-cell office:value-type="float" office:value="2012208" table:style-name="ce46">
            <text:p>2.012.208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2462043705396391" table:style-name="ce47">
            <text:p>92,5%</text:p>
          </table:table-cell>
          <table:table-cell office:value-type="percentage" office:value="0.84019912164007282" table:style-name="ce47">
            <text:p>84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8638" table:style-name="ce46">
            <text:p>138.638</text:p>
          </table:table-cell>
          <table:table-cell office:value-type="percentage" office:value="1" table:style-name="ce47">
            <text:p>100,0%</text:p>
          </table:table-cell>
          <table:table-cell office:value-type="float" office:value="158874" table:style-name="ce46">
            <text:p>158.874</text:p>
          </table:table-cell>
          <table:table-cell office:value-type="percentage" office:value="0.99857323335491288" table:style-name="ce47">
            <text:p>99,9%</text:p>
          </table:table-cell>
          <table:table-cell office:value-type="float" office:value="223258" table:style-name="ce46">
            <text:p>223.258</text:p>
          </table:table-cell>
          <table:table-cell office:value-type="percentage" office:value="1" table:style-name="ce47">
            <text:p>100,0%</text:p>
          </table:table-cell>
          <table:table-cell office:value-type="float" office:value="287139" table:style-name="ce46">
            <text:p>287.139</text:p>
          </table:table-cell>
          <table:table-cell office:value-type="percentage" office:value="0.93385217804200626" table:style-name="ce47">
            <text:p>93,4%</text:p>
          </table:table-cell>
          <table:table-cell office:value-type="float" office:value="288176" table:style-name="ce46">
            <text:p>288.176</text:p>
          </table:table-cell>
          <table:table-cell office:value-type="percentage" office:value="0.87166255803753723" table:style-name="ce47">
            <text:p>87,2%</text:p>
          </table:table-cell>
          <table:table-cell office:value-type="float" office:value="207131" table:style-name="ce46">
            <text:p>207.131</text:p>
          </table:table-cell>
          <table:table-cell office:value-type="percentage" office:value="0.77897789026743036" table:style-name="ce47">
            <text:p>77,9%</text:p>
          </table:table-cell>
          <table:table-cell office:value-type="float" office:value="174645" table:style-name="ce46">
            <text:p>174.645</text:p>
          </table:table-cell>
          <table:table-cell office:value-type="percentage" office:value="0.8007969223573862" table:style-name="ce47">
            <text:p>80,1%</text:p>
          </table:table-cell>
          <table:table-cell office:value-type="float" office:value="151549" table:style-name="ce46">
            <text:p>151.549</text:p>
          </table:table-cell>
          <table:table-cell office:value-type="percentage" office:value="0.87111144322074818" table:style-name="ce47">
            <text:p>87,1%</text:p>
          </table:table-cell>
          <table:table-cell office:value-type="float" office:value="1629410" table:style-name="ce46">
            <text:p>1.629.41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90083171898911096" table:style-name="ce47">
            <text:p>90,1%</text:p>
          </table:table-cell>
          <table:table-cell office:value-type="percentage" office:value="0.7966914088990871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9289" table:style-name="ce46">
            <text:p>459.289</text:p>
          </table:table-cell>
          <table:table-cell office:value-type="percentage" office:value="1" table:style-name="ce47">
            <text:p>100,0%</text:p>
          </table:table-cell>
          <table:table-cell office:value-type="float" office:value="619099" table:style-name="ce46">
            <text:p>619.099</text:p>
          </table:table-cell>
          <table:table-cell office:value-type="percentage" office:value="0.97451093355496365" table:style-name="ce47">
            <text:p>97,5%</text:p>
          </table:table-cell>
          <table:table-cell office:value-type="float" office:value="801527" table:style-name="ce46">
            <text:p>801.527</text:p>
          </table:table-cell>
          <table:table-cell office:value-type="percentage" office:value="0.95695118340369445" table:style-name="ce47">
            <text:p>95,7%</text:p>
          </table:table-cell>
          <table:table-cell office:value-type="float" office:value="1029231" table:style-name="ce46">
            <text:p>1.029.231</text:p>
          </table:table-cell>
          <table:table-cell office:value-type="percentage" office:value="0.94270915385883602" table:style-name="ce47">
            <text:p>94,3%</text:p>
          </table:table-cell>
          <table:table-cell office:value-type="float" office:value="1135858" table:style-name="ce46">
            <text:p>1.135.858</text:p>
          </table:table-cell>
          <table:table-cell office:value-type="percentage" office:value="0.86261909011167603" table:style-name="ce47">
            <text:p>86,3%</text:p>
          </table:table-cell>
          <table:table-cell office:value-type="float" office:value="790194" table:style-name="ce46">
            <text:p>790.194</text:p>
          </table:table-cell>
          <table:table-cell office:value-type="percentage" office:value="0.75641840536370009" table:style-name="ce47">
            <text:p>75,6%</text:p>
          </table:table-cell>
          <table:table-cell office:value-type="float" office:value="652806" table:style-name="ce46">
            <text:p>652.806</text:p>
          </table:table-cell>
          <table:table-cell office:value-type="percentage" office:value="0.77813656600332559" table:style-name="ce47">
            <text:p>77,8%</text:p>
          </table:table-cell>
          <table:table-cell office:value-type="float" office:value="542256" table:style-name="ce46">
            <text:p>542.256</text:p>
          </table:table-cell>
          <table:table-cell office:value-type="percentage" office:value="0.82640063642431949" table:style-name="ce47">
            <text:p>82,6%</text:p>
          </table:table-cell>
          <table:table-cell office:value-type="float" office:value="6030260" table:style-name="ce46">
            <text:p>6.030.260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7797669312616111" table:style-name="ce47">
            <text:p>87,8%</text:p>
          </table:table-cell>
          <table:table-cell office:value-type="percentage" office:value="0.77504996800325532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7561" table:style-name="ce46">
            <text:p>297.561</text:p>
          </table:table-cell>
          <table:table-cell office:value-type="percentage" office:value="1" table:style-name="ce47">
            <text:p>100,0%</text:p>
          </table:table-cell>
          <table:table-cell office:value-type="float" office:value="434964" table:style-name="ce46">
            <text:p>434.964</text:p>
          </table:table-cell>
          <table:table-cell office:value-type="percentage" office:value="0.99338147635556406" table:style-name="ce47">
            <text:p>99,3%</text:p>
          </table:table-cell>
          <table:table-cell office:value-type="float" office:value="571119" table:style-name="ce46">
            <text:p>571.119</text:p>
          </table:table-cell>
          <table:table-cell office:value-type="percentage" office:value="0.98345352729677238" table:style-name="ce47">
            <text:p>98,3%</text:p>
          </table:table-cell>
          <table:table-cell office:value-type="float" office:value="716145" table:style-name="ce46">
            <text:p>716.145</text:p>
          </table:table-cell>
          <table:table-cell office:value-type="percentage" office:value="0.95189769437510463" table:style-name="ce47">
            <text:p>95,2%</text:p>
          </table:table-cell>
          <table:table-cell office:value-type="float" office:value="755017" table:style-name="ce46">
            <text:p>755.017</text:p>
          </table:table-cell>
          <table:table-cell office:value-type="percentage" office:value="0.88659891872595664" table:style-name="ce47">
            <text:p>88,7%</text:p>
          </table:table-cell>
          <table:table-cell office:value-type="float" office:value="513288" table:style-name="ce46">
            <text:p>513.288</text:p>
          </table:table-cell>
          <table:table-cell office:value-type="percentage" office:value="0.79118439975399191" table:style-name="ce47">
            <text:p>79,1%</text:p>
          </table:table-cell>
          <table:table-cell office:value-type="float" office:value="428850" table:style-name="ce46">
            <text:p>428.850</text:p>
          </table:table-cell>
          <table:table-cell office:value-type="percentage" office:value="0.83090175654781973" table:style-name="ce47">
            <text:p>83,1%</text:p>
          </table:table-cell>
          <table:table-cell office:value-type="float" office:value="376276" table:style-name="ce46">
            <text:p>376.276</text:p>
          </table:table-cell>
          <table:table-cell office:value-type="percentage" office:value="0.88633338908112713" table:style-name="ce47">
            <text:p>88,6%</text:p>
          </table:table-cell>
          <table:table-cell office:value-type="float" office:value="4093220" table:style-name="ce46">
            <text:p>4.093.220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91194327496363448" table:style-name="ce47">
            <text:p>91,2%</text:p>
          </table:table-cell>
          <table:table-cell office:value-type="percentage" office:value="0.80936015342413314" table:style-name="ce47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8309" table:style-name="ce46">
            <text:p>78.309</text:p>
          </table:table-cell>
          <table:table-cell office:value-type="percentage" office:value="1" table:style-name="ce47">
            <text:p>100,0%</text:p>
          </table:table-cell>
          <table:table-cell office:value-type="float" office:value="96002" table:style-name="ce46">
            <text:p>96.002</text:p>
          </table:table-cell>
          <table:table-cell office:value-type="percentage" office:value="1" table:style-name="ce47">
            <text:p>100,0%</text:p>
          </table:table-cell>
          <table:table-cell office:value-type="float" office:value="132978" table:style-name="ce46">
            <text:p>132.978</text:p>
          </table:table-cell>
          <table:table-cell office:value-type="percentage" office:value="1" table:style-name="ce47">
            <text:p>100,0%</text:p>
          </table:table-cell>
          <table:table-cell office:value-type="float" office:value="161688" table:style-name="ce46">
            <text:p>161.688</text:p>
          </table:table-cell>
          <table:table-cell office:value-type="percentage" office:value="0.95551248108925868" table:style-name="ce47">
            <text:p>95,6%</text:p>
          </table:table-cell>
          <table:table-cell office:value-type="float" office:value="146492" table:style-name="ce46">
            <text:p>146.492</text:p>
          </table:table-cell>
          <table:table-cell office:value-type="percentage" office:value="0.9184796920260323" table:style-name="ce47">
            <text:p>91,8%</text:p>
          </table:table-cell>
          <table:table-cell office:value-type="float" office:value="113542" table:style-name="ce46">
            <text:p>113.542</text:p>
          </table:table-cell>
          <table:table-cell office:value-type="percentage" office:value="0.85063568051903293" table:style-name="ce47">
            <text:p>85,1%</text:p>
          </table:table-cell>
          <table:table-cell office:value-type="float" office:value="94002" table:style-name="ce46">
            <text:p>94.002</text:p>
          </table:table-cell>
          <table:table-cell office:value-type="percentage" office:value="0.82952700317684436" table:style-name="ce47">
            <text:p>83,0%</text:p>
          </table:table-cell>
          <table:table-cell office:value-type="float" office:value="77934" table:style-name="ce46">
            <text:p>77.934</text:p>
          </table:table-cell>
          <table:table-cell office:value-type="percentage" office:value="0.91957522123893809" table:style-name="ce47">
            <text:p>92,0%</text:p>
          </table:table-cell>
          <table:table-cell office:value-type="float" office:value="900947" table:style-name="ce46">
            <text:p>900.947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4494654602244299" table:style-name="ce47">
            <text:p>94,5%</text:p>
          </table:table-cell>
          <table:table-cell office:value-type="percentage" office:value="0.84676504506164074" table:style-name="ce47">
            <text:p>84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2481" table:style-name="ce46">
            <text:p>242.481</text:p>
          </table:table-cell>
          <table:table-cell office:value-type="percentage" office:value="1" table:style-name="ce47">
            <text:p>100,0%</text:p>
          </table:table-cell>
          <table:table-cell office:value-type="float" office:value="291506" table:style-name="ce46">
            <text:p>291.506</text:p>
          </table:table-cell>
          <table:table-cell office:value-type="percentage" office:value="1" table:style-name="ce47">
            <text:p>100,0%</text:p>
          </table:table-cell>
          <table:table-cell office:value-type="float" office:value="346498" table:style-name="ce46">
            <text:p>346.498</text:p>
          </table:table-cell>
          <table:table-cell office:value-type="percentage" office:value="0.99876342861754774" table:style-name="ce47">
            <text:p>99,9%</text:p>
          </table:table-cell>
          <table:table-cell office:value-type="float" office:value="391494" table:style-name="ce46">
            <text:p>391.494</text:p>
          </table:table-cell>
          <table:table-cell office:value-type="percentage" office:value="0.96453463878055334" table:style-name="ce47">
            <text:p>96,5%</text:p>
          </table:table-cell>
          <table:table-cell office:value-type="float" office:value="408973" table:style-name="ce46">
            <text:p>408.973</text:p>
          </table:table-cell>
          <table:table-cell office:value-type="percentage" office:value="0.922729293061475" table:style-name="ce47">
            <text:p>92,3%</text:p>
          </table:table-cell>
          <table:table-cell office:value-type="float" office:value="264826" table:style-name="ce46">
            <text:p>264.826</text:p>
          </table:table-cell>
          <table:table-cell office:value-type="percentage" office:value="0.81886038687973084" table:style-name="ce47">
            <text:p>81,9%</text:p>
          </table:table-cell>
          <table:table-cell office:value-type="float" office:value="200105" table:style-name="ce46">
            <text:p>200.105</text:p>
          </table:table-cell>
          <table:table-cell office:value-type="percentage" office:value="0.8663266675614012" table:style-name="ce47">
            <text:p>86,6%</text:p>
          </table:table-cell>
          <table:table-cell office:value-type="float" office:value="170492" table:style-name="ce46">
            <text:p>170.492</text:p>
          </table:table-cell>
          <table:table-cell office:value-type="percentage" office:value="0.94714094451882425" table:style-name="ce47">
            <text:p>94,7%</text:p>
          </table:table-cell>
          <table:table-cell office:value-type="float" office:value="2316375" table:style-name="ce46">
            <text:p>2.316.375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4372696320264393" table:style-name="ce47">
            <text:p>94,4%</text:p>
          </table:table-cell>
          <table:table-cell office:value-type="percentage" office:value="0.85733907415707711" table:style-name="ce47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391" table:style-name="ce46">
            <text:p>23.391</text:p>
          </table:table-cell>
          <table:table-cell office:value-type="percentage" office:value="1" table:style-name="ce47">
            <text:p>100,0%</text:p>
          </table:table-cell>
          <table:table-cell office:value-type="float" office:value="28689" table:style-name="ce46">
            <text:p>28.689</text:p>
          </table:table-cell>
          <table:table-cell office:value-type="percentage" office:value="1" table:style-name="ce47">
            <text:p>100,0%</text:p>
          </table:table-cell>
          <table:table-cell office:value-type="float" office:value="38111" table:style-name="ce46">
            <text:p>38.111</text:p>
          </table:table-cell>
          <table:table-cell office:value-type="percentage" office:value="1" table:style-name="ce47">
            <text:p>100,0%</text:p>
          </table:table-cell>
          <table:table-cell office:value-type="float" office:value="45500" table:style-name="ce46">
            <text:p>45.500</text:p>
          </table:table-cell>
          <table:table-cell office:value-type="percentage" office:value="0.95459885867740857" table:style-name="ce47">
            <text:p>95,5%</text:p>
          </table:table-cell>
          <table:table-cell office:value-type="float" office:value="47723" table:style-name="ce46">
            <text:p>47.723</text:p>
          </table:table-cell>
          <table:table-cell office:value-type="percentage" office:value="0.9013352975617126" table:style-name="ce47">
            <text:p>90,1%</text:p>
          </table:table-cell>
          <table:table-cell office:value-type="float" office:value="31474" table:style-name="ce46">
            <text:p>31.474</text:p>
          </table:table-cell>
          <table:table-cell office:value-type="percentage" office:value="0.80047814033927622" table:style-name="ce47">
            <text:p>80,0%</text:p>
          </table:table-cell>
          <table:table-cell office:value-type="float" office:value="24438" table:style-name="ce46">
            <text:p>24.438</text:p>
          </table:table-cell>
          <table:table-cell office:value-type="percentage" office:value="0.80235077812069078" table:style-name="ce47">
            <text:p>80,2%</text:p>
          </table:table-cell>
          <table:table-cell office:value-type="float" office:value="22299" table:style-name="ce46">
            <text:p>22.299</text:p>
          </table:table-cell>
          <table:table-cell office:value-type="percentage" office:value="0.87337458875137086" table:style-name="ce47">
            <text:p>87,3%</text:p>
          </table:table-cell>
          <table:table-cell office:value-type="float" office:value="261625" table:style-name="ce46">
            <text:p>261.625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213121104342008" table:style-name="ce47">
            <text:p>92,1%</text:p>
          </table:table-cell>
          <table:table-cell office:value-type="percentage" office:value="0.8177979081878255" table:style-name="ce47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4541" table:style-name="ce46">
            <text:p>374.541</text:p>
          </table:table-cell>
          <table:table-cell office:value-type="percentage" office:value="1" table:style-name="ce47">
            <text:p>100,0%</text:p>
          </table:table-cell>
          <table:table-cell office:value-type="float" office:value="511994" table:style-name="ce46">
            <text:p>511.994</text:p>
          </table:table-cell>
          <table:table-cell office:value-type="percentage" office:value="0.97322275467085873" table:style-name="ce47">
            <text:p>97,3%</text:p>
          </table:table-cell>
          <table:table-cell office:value-type="float" office:value="690961" table:style-name="ce46">
            <text:p>690.961</text:p>
          </table:table-cell>
          <table:table-cell office:value-type="percentage" office:value="0.98242343844862179" table:style-name="ce47">
            <text:p>98,2%</text:p>
          </table:table-cell>
          <table:table-cell office:value-type="float" office:value="944856" table:style-name="ce46">
            <text:p>944.856</text:p>
          </table:table-cell>
          <table:table-cell office:value-type="percentage" office:value="0.97129164469362639" table:style-name="ce47">
            <text:p>97,1%</text:p>
          </table:table-cell>
          <table:table-cell office:value-type="float" office:value="1039874" table:style-name="ce46">
            <text:p>1.039.874</text:p>
          </table:table-cell>
          <table:table-cell office:value-type="percentage" office:value="0.89185237025620701" table:style-name="ce47">
            <text:p>89,2%</text:p>
          </table:table-cell>
          <table:table-cell office:value-type="float" office:value="759199" table:style-name="ce46">
            <text:p>759.199</text:p>
          </table:table-cell>
          <table:table-cell office:value-type="percentage" office:value="0.7994597952908471" table:style-name="ce47">
            <text:p>79,9%</text:p>
          </table:table-cell>
          <table:table-cell office:value-type="float" office:value="611775" table:style-name="ce46">
            <text:p>611.775</text:p>
          </table:table-cell>
          <table:table-cell office:value-type="percentage" office:value="0.82396713694063772" table:style-name="ce47">
            <text:p>82,4%</text:p>
          </table:table-cell>
          <table:table-cell office:value-type="float" office:value="462091" table:style-name="ce46">
            <text:p>462.091</text:p>
          </table:table-cell>
          <table:table-cell office:value-type="percentage" office:value="0.83478941074028712" table:style-name="ce47">
            <text:p>83,5%</text:p>
          </table:table-cell>
          <table:table-cell office:value-type="float" office:value="5395291" table:style-name="ce46">
            <text:p>5.395.291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90253393436565155" table:style-name="ce47">
            <text:p>90,3%</text:p>
          </table:table-cell>
          <table:table-cell office:value-type="percentage" office:value="0.7957787798264514" table:style-name="ce47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4052" table:style-name="ce46">
            <text:p>74.052</text:p>
          </table:table-cell>
          <table:table-cell office:value-type="percentage" office:value="1" table:style-name="ce47">
            <text:p>100,0%</text:p>
          </table:table-cell>
          <table:table-cell office:value-type="float" office:value="103500" table:style-name="ce46">
            <text:p>103.500</text:p>
          </table:table-cell>
          <table:table-cell office:value-type="percentage" office:value="1" table:style-name="ce47">
            <text:p>100,0%</text:p>
          </table:table-cell>
          <table:table-cell office:value-type="float" office:value="148662" table:style-name="ce46">
            <text:p>148.662</text:p>
          </table:table-cell>
          <table:table-cell office:value-type="percentage" office:value="1" table:style-name="ce47">
            <text:p>100,0%</text:p>
          </table:table-cell>
          <table:table-cell office:value-type="float" office:value="207927" table:style-name="ce46">
            <text:p>207.927</text:p>
          </table:table-cell>
          <table:table-cell office:value-type="percentage" office:value="0.97501125407960387" table:style-name="ce47">
            <text:p>97,5%</text:p>
          </table:table-cell>
          <table:table-cell office:value-type="float" office:value="232654" table:style-name="ce46">
            <text:p>232.654</text:p>
          </table:table-cell>
          <table:table-cell office:value-type="percentage" office:value="0.91539481501591535" table:style-name="ce47">
            <text:p>91,5%</text:p>
          </table:table-cell>
          <table:table-cell office:value-type="float" office:value="168692" table:style-name="ce46">
            <text:p>168.692</text:p>
          </table:table-cell>
          <table:table-cell office:value-type="percentage" office:value="0.8071271704233911" table:style-name="ce47">
            <text:p>80,7%</text:p>
          </table:table-cell>
          <table:table-cell office:value-type="float" office:value="142730" table:style-name="ce46">
            <text:p>142.730</text:p>
          </table:table-cell>
          <table:table-cell office:value-type="percentage" office:value="0.82863081138823091" table:style-name="ce47">
            <text:p>82,9%</text:p>
          </table:table-cell>
          <table:table-cell office:value-type="float" office:value="121598" table:style-name="ce46">
            <text:p>121.598</text:p>
          </table:table-cell>
          <table:table-cell office:value-type="percentage" office:value="0.8569636489210255" table:style-name="ce47">
            <text:p>85,7%</text:p>
          </table:table-cell>
          <table:table-cell office:value-type="float" office:value="1199815" table:style-name="ce46">
            <text:p>1.199.815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91579353914895922" table:style-name="ce47">
            <text:p>91,6%</text:p>
          </table:table-cell>
          <table:table-cell office:value-type="percentage" office:value="0.79392172445212605" table:style-name="ce47">
            <text:p>79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529" table:style-name="ce46">
            <text:p>42.529</text:p>
          </table:table-cell>
          <table:table-cell office:value-type="percentage" office:value="1" table:style-name="ce47">
            <text:p>100,0%</text:p>
          </table:table-cell>
          <table:table-cell office:value-type="float" office:value="55922" table:style-name="ce46">
            <text:p>55.922</text:p>
          </table:table-cell>
          <table:table-cell office:value-type="percentage" office:value="1" table:style-name="ce47">
            <text:p>100,0%</text:p>
          </table:table-cell>
          <table:table-cell office:value-type="float" office:value="72393" table:style-name="ce46">
            <text:p>72.393</text:p>
          </table:table-cell>
          <table:table-cell office:value-type="percentage" office:value="0.98035046855533281" table:style-name="ce47">
            <text:p>98,0%</text:p>
          </table:table-cell>
          <table:table-cell office:value-type="float" office:value="92099" table:style-name="ce46">
            <text:p>92.099</text:p>
          </table:table-cell>
          <table:table-cell office:value-type="percentage" office:value="0.9524789542267359" table:style-name="ce47">
            <text:p>95,2%</text:p>
          </table:table-cell>
          <table:table-cell office:value-type="float" office:value="95669" table:style-name="ce46">
            <text:p>95.669</text:p>
          </table:table-cell>
          <table:table-cell office:value-type="percentage" office:value="0.88580767022832907" table:style-name="ce47">
            <text:p>88,6%</text:p>
          </table:table-cell>
          <table:table-cell office:value-type="float" office:value="64568" table:style-name="ce46">
            <text:p>64.568</text:p>
          </table:table-cell>
          <table:table-cell office:value-type="percentage" office:value="0.79379402761215134" table:style-name="ce47">
            <text:p>79,4%</text:p>
          </table:table-cell>
          <table:table-cell office:value-type="float" office:value="57873" table:style-name="ce46">
            <text:p>57.873</text:p>
          </table:table-cell>
          <table:table-cell office:value-type="percentage" office:value="0.84948698753798058" table:style-name="ce47">
            <text:p>84,9%</text:p>
          </table:table-cell>
          <table:table-cell office:value-type="float" office:value="49773" table:style-name="ce46">
            <text:p>49.773</text:p>
          </table:table-cell>
          <table:table-cell office:value-type="percentage" office:value="0.88268780591615237" table:style-name="ce47">
            <text:p>88,3%</text:p>
          </table:table-cell>
          <table:table-cell office:value-type="float" office:value="530826" table:style-name="ce46">
            <text:p>530.826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1308565865204339" table:style-name="ce47">
            <text:p>91,3%</text:p>
          </table:table-cell>
          <table:table-cell office:value-type="percentage" office:value="0.80282578414602612" table:style-name="ce47">
            <text:p>80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4311" table:style-name="ce46">
            <text:p>164.311</text:p>
          </table:table-cell>
          <table:table-cell office:value-type="percentage" office:value="1" table:style-name="ce47">
            <text:p>100,0%</text:p>
          </table:table-cell>
          <table:table-cell office:value-type="float" office:value="213880" table:style-name="ce46">
            <text:p>213.880</text:p>
          </table:table-cell>
          <table:table-cell office:value-type="percentage" office:value="1" table:style-name="ce47">
            <text:p>100,0%</text:p>
          </table:table-cell>
          <table:table-cell office:value-type="float" office:value="278892" table:style-name="ce46">
            <text:p>278.892</text:p>
          </table:table-cell>
          <table:table-cell office:value-type="percentage" office:value="0.99561971876238309" table:style-name="ce47">
            <text:p>99,6%</text:p>
          </table:table-cell>
          <table:table-cell office:value-type="float" office:value="324529" table:style-name="ce46">
            <text:p>324.529</text:p>
          </table:table-cell>
          <table:table-cell office:value-type="percentage" office:value="0.95456163211040745" table:style-name="ce47">
            <text:p>95,5%</text:p>
          </table:table-cell>
          <table:table-cell office:value-type="float" office:value="321737" table:style-name="ce46">
            <text:p>321.737</text:p>
          </table:table-cell>
          <table:table-cell office:value-type="percentage" office:value="0.88844982368356373" table:style-name="ce47">
            <text:p>88,8%</text:p>
          </table:table-cell>
          <table:table-cell office:value-type="float" office:value="204854" table:style-name="ce46">
            <text:p>204.854</text:p>
          </table:table-cell>
          <table:table-cell office:value-type="percentage" office:value="0.7862579305527303" table:style-name="ce47">
            <text:p>78,6%</text:p>
          </table:table-cell>
          <table:table-cell office:value-type="float" office:value="166284" table:style-name="ce46">
            <text:p>166.284</text:p>
          </table:table-cell>
          <table:table-cell office:value-type="percentage" office:value="0.82509154782815808" table:style-name="ce47">
            <text:p>82,5%</text:p>
          </table:table-cell>
          <table:table-cell office:value-type="float" office:value="148837" table:style-name="ce46">
            <text:p>148.837</text:p>
          </table:table-cell>
          <table:table-cell office:value-type="percentage" office:value="0.8827503173078064" table:style-name="ce47">
            <text:p>88,3%</text:p>
          </table:table-cell>
          <table:table-cell office:value-type="float" office:value="1823324" table:style-name="ce46">
            <text:p>1.823.324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1904051678904086" table:style-name="ce47">
            <text:p>91,9%</text:p>
          </table:table-cell>
          <table:table-cell office:value-type="percentage" office:value="0.82113069825589147" table:style-name="ce47">
            <text:p>82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406" table:style-name="ce46">
            <text:p>2.406</text:p>
          </table:table-cell>
          <table:table-cell office:value-type="percentage" office:value="0.92360844529750474" table:style-name="ce47">
            <text:p>92,4%</text:p>
          </table:table-cell>
          <table:table-cell office:value-type="float" office:value="3901" table:style-name="ce46">
            <text:p>3.901</text:p>
          </table:table-cell>
          <table:table-cell office:value-type="percentage" office:value="0.90342751273737842" table:style-name="ce47">
            <text:p>90,3%</text:p>
          </table:table-cell>
          <table:table-cell office:value-type="float" office:value="7677" table:style-name="ce46">
            <text:p>7.677</text:p>
          </table:table-cell>
          <table:table-cell office:value-type="percentage" office:value="0.97709049255441005" table:style-name="ce47">
            <text:p>97,7%</text:p>
          </table:table-cell>
          <table:table-cell office:value-type="float" office:value="10622" table:style-name="ce46">
            <text:p>10.622</text:p>
          </table:table-cell>
          <table:table-cell office:value-type="percentage" office:value="0.91917618553132574" table:style-name="ce47">
            <text:p>91,9%</text:p>
          </table:table-cell>
          <table:table-cell office:value-type="float" office:value="11220" table:style-name="ce46">
            <text:p>11.220</text:p>
          </table:table-cell>
          <table:table-cell office:value-type="percentage" office:value="0.88751779781680118" table:style-name="ce47">
            <text:p>88,8%</text:p>
          </table:table-cell>
          <table:table-cell office:value-type="float" office:value="9347" table:style-name="ce46">
            <text:p>9.347</text:p>
          </table:table-cell>
          <table:table-cell office:value-type="percentage" office:value="0.78585841600807127" table:style-name="ce47">
            <text:p>78,6%</text:p>
          </table:table-cell>
          <table:table-cell office:value-type="float" office:value="9370" table:style-name="ce46">
            <text:p>9.370</text:p>
          </table:table-cell>
          <table:table-cell office:value-type="percentage" office:value="0.85438132579556847" table:style-name="ce47">
            <text:p>85,4%</text:p>
          </table:table-cell>
          <table:table-cell office:value-type="float" office:value="8679" table:style-name="ce46">
            <text:p>8.679</text:p>
          </table:table-cell>
          <table:table-cell office:value-type="percentage" office:value="0.95101906640368183" table:style-name="ce47">
            <text:p>95,1%</text:p>
          </table:table-cell>
          <table:table-cell office:value-type="float" office:value="63222" table:style-name="ce46">
            <text:p>63.222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9088987529063624" table:style-name="ce47">
            <text:p>89,1%</text:p>
          </table:table-cell>
          <table:table-cell office:value-type="percentage" office:value="0.75083727227381769" table:style-name="ce47">
            <text:p>75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2020" table:style-name="ce46">
            <text:p>2.020</text:p>
          </table:table-cell>
          <table:table-cell office:value-type="percentage" office:value="0.85994040017028528" table:style-name="ce47">
            <text:p>86,0%</text:p>
          </table:table-cell>
          <table:table-cell office:value-type="float" office:value="3332" table:style-name="ce46">
            <text:p>3.332</text:p>
          </table:table-cell>
          <table:table-cell office:value-type="percentage" office:value="0.88900747065101382" table:style-name="ce47">
            <text:p>88,9%</text:p>
          </table:table-cell>
          <table:table-cell office:value-type="float" office:value="7203" table:style-name="ce46">
            <text:p>7.203</text:p>
          </table:table-cell>
          <table:table-cell office:value-type="percentage" office:value="0.9202759678037562" table:style-name="ce47">
            <text:p>92,0%</text:p>
          </table:table-cell>
          <table:table-cell office:value-type="float" office:value="9743" table:style-name="ce46">
            <text:p>9.743</text:p>
          </table:table-cell>
          <table:table-cell office:value-type="percentage" office:value="0.86228869811487741" table:style-name="ce47">
            <text:p>86,2%</text:p>
          </table:table-cell>
          <table:table-cell office:value-type="float" office:value="10151" table:style-name="ce46">
            <text:p>10.151</text:p>
          </table:table-cell>
          <table:table-cell office:value-type="percentage" office:value="0.84577570404932512" table:style-name="ce47">
            <text:p>84,6%</text:p>
          </table:table-cell>
          <table:table-cell office:value-type="float" office:value="8762" table:style-name="ce46">
            <text:p>8.762</text:p>
          </table:table-cell>
          <table:table-cell office:value-type="percentage" office:value="0.72216269677738398" table:style-name="ce47">
            <text:p>72,2%</text:p>
          </table:table-cell>
          <table:table-cell office:value-type="float" office:value="9008" table:style-name="ce46">
            <text:p>9.008</text:p>
          </table:table-cell>
          <table:table-cell office:value-type="percentage" office:value="0.75097957482284283" table:style-name="ce47">
            <text:p>75,1%</text:p>
          </table:table-cell>
          <table:table-cell office:value-type="float" office:value="8201" table:style-name="ce46">
            <text:p>8.201</text:p>
          </table:table-cell>
          <table:table-cell office:value-type="percentage" office:value="0.85659076665970335" table:style-name="ce47">
            <text:p>85,7%</text:p>
          </table:table-cell>
          <table:table-cell office:value-type="float" office:value="58420" table:style-name="ce46">
            <text:p>58.420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82366376697167509" table:style-name="ce47">
            <text:p>82,4%</text:p>
          </table:table-cell>
          <table:table-cell office:value-type="percentage" office:value="0.6709081721714365" table:style-name="ce47">
            <text:p>67,1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32" table:style-name="ce46">
            <text:p>32</text:p>
          </table:table-cell>
          <table:table-cell office:value-type="string" table:style-name="ce47">
            <text:p>-</text:p>
          </table:table-cell>
          <table:table-cell office:value-type="float" office:value="20" table:style-name="ce46">
            <text:p>20</text:p>
          </table:table-cell>
          <table:table-cell office:value-type="string" table:style-name="ce47">
            <text:p>-</text:p>
          </table:table-cell>
          <table:table-cell office:value-type="float" office:value="3676" table:style-name="ce46">
            <text:p>3.676</text:p>
          </table:table-cell>
          <table:table-cell office:value-type="string" table:style-name="ce47">
            <text:p>-</text:p>
          </table:table-cell>
          <table:table-cell office:value-type="float" office:value="9772" table:style-name="ce46">
            <text:p>9.772</text:p>
          </table:table-cell>
          <table:table-cell office:value-type="string" table:style-name="ce47">
            <text:p>-</text:p>
          </table:table-cell>
          <table:table-cell office:value-type="float" office:value="22791" table:style-name="ce46">
            <text:p>22.791</text:p>
          </table:table-cell>
          <table:table-cell office:value-type="string" table:style-name="ce47">
            <text:p>-</text:p>
          </table:table-cell>
          <table:table-cell office:value-type="float" office:value="32842" table:style-name="ce46">
            <text:p>32.842</text:p>
          </table:table-cell>
          <table:table-cell office:value-type="string" table:style-name="ce47">
            <text:p>-</text:p>
          </table:table-cell>
          <table:table-cell office:value-type="float" office:value="24888" table:style-name="ce46">
            <text:p>24.888</text:p>
          </table:table-cell>
          <table:table-cell office:value-type="string" table:style-name="ce47">
            <text:p>-</text:p>
          </table:table-cell>
          <table:table-cell office:value-type="float" office:value="1204" table:style-name="ce46">
            <text:p>1.204</text:p>
          </table:table-cell>
          <table:table-cell office:value-type="string" table:style-name="ce47">
            <text:p>-</text:p>
          </table:table-cell>
          <table:table-cell office:value-type="float" office:value="95225" table:style-name="ce46">
            <text:p>95.225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29" table:style-name="ce49">
            <text:p>29</text:p>
          </table:table-cell>
          <table:table-cell office:value-type="string" table:style-name="ce50">
            <text:p>-</text:p>
          </table:table-cell>
          <table:table-cell office:value-type="float" office:value="43" table:style-name="ce49">
            <text:p>43</text:p>
          </table:table-cell>
          <table:table-cell office:value-type="string" table:style-name="ce50">
            <text:p>-</text:p>
          </table:table-cell>
          <table:table-cell office:value-type="float" office:value="250" table:style-name="ce49">
            <text:p>250</text:p>
          </table:table-cell>
          <table:table-cell office:value-type="string" table:style-name="ce50">
            <text:p>-</text:p>
          </table:table-cell>
          <table:table-cell office:value-type="float" office:value="747" table:style-name="ce49">
            <text:p>747</text:p>
          </table:table-cell>
          <table:table-cell office:value-type="string" table:style-name="ce50">
            <text:p>-</text:p>
          </table:table-cell>
          <table:table-cell office:value-type="float" office:value="1451" table:style-name="ce49">
            <text:p>1.451</text:p>
          </table:table-cell>
          <table:table-cell office:value-type="string" table:style-name="ce50">
            <text:p>-</text:p>
          </table:table-cell>
          <table:table-cell office:value-type="float" office:value="1718" table:style-name="ce49">
            <text:p>1.718</text:p>
          </table:table-cell>
          <table:table-cell office:value-type="string" table:style-name="ce50">
            <text:p>-</text:p>
          </table:table-cell>
          <table:table-cell office:value-type="float" office:value="1415" table:style-name="ce49">
            <text:p>1.415</text:p>
          </table:table-cell>
          <table:table-cell office:value-type="string" table:style-name="ce50">
            <text:p>-</text:p>
          </table:table-cell>
          <table:table-cell office:value-type="float" office:value="181" table:style-name="ce49">
            <text:p>181</text:p>
          </table:table-cell>
          <table:table-cell office:value-type="string" table:style-name="ce50">
            <text:p>-</text:p>
          </table:table-cell>
          <table:table-cell office:value-type="float" office:value="5834" table:style-name="ce49">
            <text:p>5.834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4" table:style-name="ce29"/>
          <table:table-cell table:number-columns-repeated="16339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41051" table:style-name="ce53">
            <text:p>2.941.051</text:p>
          </table:table-cell>
          <table:table-cell office:value-type="percentage" office:value="1" table:style-name="ce54">
            <text:p>100,0%</text:p>
          </table:table-cell>
          <table:table-cell office:value-type="float" office:value="3948448" table:style-name="ce53">
            <text:p>3.948.448</text:p>
          </table:table-cell>
          <table:table-cell office:value-type="percentage" office:value="0.99707149792489735" table:style-name="ce54">
            <text:p>99,7%</text:p>
          </table:table-cell>
          <table:table-cell office:value-type="float" office:value="5291031" table:style-name="ce53">
            <text:p>5.291.031</text:p>
          </table:table-cell>
          <table:table-cell office:value-type="percentage" office:value="0.99138933472937718" table:style-name="ce54">
            <text:p>99,1%</text:p>
          </table:table-cell>
          <table:table-cell office:value-type="float" office:value="6700828" table:style-name="ce53">
            <text:p>6.700.828</text:p>
          </table:table-cell>
          <table:table-cell office:value-type="percentage" office:value="0.95272806273465138" table:style-name="ce54">
            <text:p>95,3%</text:p>
          </table:table-cell>
          <table:table-cell office:value-type="float" office:value="7012202" table:style-name="ce53">
            <text:p>7.012.202</text:p>
          </table:table-cell>
          <table:table-cell office:value-type="percentage" office:value="0.88854988451845263" table:style-name="ce54">
            <text:p>88,9%</text:p>
          </table:table-cell>
          <table:table-cell office:value-type="float" office:value="4955734" table:style-name="ce53">
            <text:p>4.955.734</text:p>
          </table:table-cell>
          <table:table-cell office:value-type="percentage" office:value="0.79541146856792411" table:style-name="ce54">
            <text:p>79,5%</text:p>
          </table:table-cell>
          <table:table-cell office:value-type="float" office:value="4052183" table:style-name="ce53">
            <text:p>4.052.183</text:p>
          </table:table-cell>
          <table:table-cell office:value-type="percentage" office:value="0.81951021712399685" table:style-name="ce54">
            <text:p>82,0%</text:p>
          </table:table-cell>
          <table:table-cell office:value-type="float" office:value="3386850" table:style-name="ce53">
            <text:p>3.386.850</text:p>
          </table:table-cell>
          <table:table-cell office:value-type="percentage" office:value="0.87094972440562179" table:style-name="ce54">
            <text:p>87,1%</text:p>
          </table:table-cell>
          <table:table-cell office:value-type="float" office:value="38288327" table:style-name="ce53">
            <text:p>38.288.327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90903333957188381" table:style-name="ce54">
            <text:p>90,9%</text:p>
          </table:table-cell>
          <table:table-cell office:value-type="percentage" office:value="0.80690591169231196" table:style-name="ce54">
            <text:p>80,7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9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29"/>
        <table:table-column table:style-name="co8" table:default-cell-style-name="ce55"/>
        <table:table-column table:style-name="co8" table:default-cell-style-name="ce51"/>
        <table:table-column table:style-name="co4" table:default-cell-style-name="ce55"/>
        <table:table-column table:style-name="co4" table:default-cell-style-name="ce29"/>
        <table:table-column table:style-name="co4" table:default-cell-style-name="ce55"/>
        <table:table-column table:style-name="co4" table:number-columns-repeated="2" table:default-cell-style-name="ce29"/>
        <table:table-column table:style-name="co4" table:default-cell-style-name="ce55"/>
        <table:table-column table:style-name="co4" table:number-columns-repeated="3" table:default-cell-style-name="ce29"/>
        <table:table-column table:style-name="co3" table:number-columns-repeated="20" table:default-cell-style-name="ce29"/>
        <table:table-column table:style-name="co4" table:number-columns-repeated="16343" table:default-cell-style-name="ce29"/>
        <table:table-row table:style-name="ro8">
          <table:table-cell table:style-name="ce36"/>
          <table:table-cell office:value-type="string" table:style-name="ce37">
            <text:p>Personas pauta completa ≥80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70-7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60-6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50-5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40-4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30-3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20-29 años</text:p>
          </table:table-cell>
          <table:table-cell office:value-type="string" table:style-name="ce38">
            <text:p>%</text:p>
          </table:table-cell>
          <table:table-cell office:value-type="string" table:style-name="ce37">
            <text:p>Personas pauta completa 12-19 años</text:p>
          </table:table-cell>
          <table:table-cell office:value-type="string" table:style-name="ce38">
            <text:p>%</text:p>
          </table:table-cell>
          <table:table-cell office:value-type="string" table:style-name="ce39">
            <text:p>Total Personas pauta completa</text:p>
          </table:table-cell>
          <table:table-cell office:value-type="string" table:style-name="ce39">
            <text:p>Total Población INE Población a Vacunar (1)</text:p>
          </table:table-cell>
          <table:table-cell office:value-type="string" table:style-name="ce40">
            <text:p>% pauta completa sobre Población a Vacunar INE</text:p>
          </table:table-cell>
          <table:table-cell office:value-type="string" table:style-name="ce40">
            <text:p>% pauta completa sobre Total Población INE</text:p>
          </table:table-cell>
          <table:table-cell table:number-columns-repeated="16363" table:style-name="ce41"/>
        </table:table-row>
        <table:table-row table:style-name="ro5">
          <table:table-cell office:value-type="string" table:style-name="ce42">
            <text:p>Andalucía</text:p>
          </table:table-cell>
          <table:table-cell office:value-type="float" office:value="429348" table:style-name="ce43">
            <text:p>429.348</text:p>
          </table:table-cell>
          <table:table-cell office:value-type="percentage" office:value="1" table:style-name="ce44">
            <text:p>100,0%</text:p>
          </table:table-cell>
          <table:table-cell office:value-type="float" office:value="650352" table:style-name="ce43">
            <text:p>650.352</text:p>
          </table:table-cell>
          <table:table-cell office:value-type="percentage" office:value="0.99995541075154415" table:style-name="ce44">
            <text:p>100,0%</text:p>
          </table:table-cell>
          <table:table-cell office:value-type="float" office:value="923182" table:style-name="ce43">
            <text:p>923.182</text:p>
          </table:table-cell>
          <table:table-cell office:value-type="percentage" office:value="1.0076788986920222" table:style-name="ce44">
            <text:p>100,8%</text:p>
          </table:table-cell>
          <table:table-cell office:value-type="float" office:value="1208908" table:style-name="ce43">
            <text:p>1.208.908</text:p>
          </table:table-cell>
          <table:table-cell office:value-type="percentage" office:value="0.95564263360054891" table:style-name="ce44">
            <text:p>95,6%</text:p>
          </table:table-cell>
          <table:table-cell office:value-type="float" office:value="1242460" table:style-name="ce43">
            <text:p>1.242.460</text:p>
          </table:table-cell>
          <table:table-cell office:value-type="percentage" office:value="0.89700919924280598" table:style-name="ce44">
            <text:p>89,7%</text:p>
          </table:table-cell>
          <table:table-cell office:value-type="float" office:value="915736" table:style-name="ce43">
            <text:p>915.736</text:p>
          </table:table-cell>
          <table:table-cell office:value-type="percentage" office:value="0.80312431756411284" table:style-name="ce44">
            <text:p>80,3%</text:p>
          </table:table-cell>
          <table:table-cell office:value-type="float" office:value="751478" table:style-name="ce43">
            <text:p>751.478</text:p>
          </table:table-cell>
          <table:table-cell office:value-type="percentage" office:value="0.80919635780986188" table:style-name="ce44">
            <text:p>80,9%</text:p>
          </table:table-cell>
          <table:table-cell office:value-type="float" office:value="660353" table:style-name="ce43">
            <text:p>660.353</text:p>
          </table:table-cell>
          <table:table-cell office:value-type="percentage" office:value="0.87707113893216559" table:style-name="ce44">
            <text:p>87,7%</text:p>
          </table:table-cell>
          <table:table-cell office:value-type="float" office:value="6781817" table:style-name="ce43">
            <text:p>6.781.817</text:p>
          </table:table-cell>
          <table:table-cell office:value-type="float" office:value="7451975" table:style-name="ce43">
            <text:p>7.451.975</text:p>
          </table:table-cell>
          <table:table-cell office:value-type="percentage" office:value="0.91006974661079776" table:style-name="ce44">
            <text:p>91,0%</text:p>
          </table:table-cell>
          <table:table-cell office:value-type="percentage" office:value="0.8012154655533622" table:style-name="ce44">
            <text:p>80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ragón</text:p>
          </table:table-cell>
          <table:table-cell office:value-type="float" office:value="100111" table:style-name="ce46">
            <text:p>100.111</text:p>
          </table:table-cell>
          <table:table-cell office:value-type="percentage" office:value="1" table:style-name="ce47">
            <text:p>100,0%</text:p>
          </table:table-cell>
          <table:table-cell office:value-type="float" office:value="118698" table:style-name="ce46">
            <text:p>118.698</text:p>
          </table:table-cell>
          <table:table-cell office:value-type="percentage" office:value="0.99783951914589553" table:style-name="ce47">
            <text:p>99,8%</text:p>
          </table:table-cell>
          <table:table-cell office:value-type="float" office:value="152809" table:style-name="ce46">
            <text:p>152.809</text:p>
          </table:table-cell>
          <table:table-cell office:value-type="percentage" office:value="0.97724583831626877" table:style-name="ce47">
            <text:p>97,7%</text:p>
          </table:table-cell>
          <table:table-cell office:value-type="float" office:value="184353" table:style-name="ce46">
            <text:p>184.353</text:p>
          </table:table-cell>
          <table:table-cell office:value-type="percentage" office:value="0.92982659659245659" table:style-name="ce47">
            <text:p>93,0%</text:p>
          </table:table-cell>
          <table:table-cell office:value-type="float" office:value="185980" table:style-name="ce46">
            <text:p>185.980</text:p>
          </table:table-cell>
          <table:table-cell office:value-type="percentage" office:value="0.86525264837654636" table:style-name="ce47">
            <text:p>86,5%</text:p>
          </table:table-cell>
          <table:table-cell office:value-type="float" office:value="123355" table:style-name="ce46">
            <text:p>123.355</text:p>
          </table:table-cell>
          <table:table-cell office:value-type="percentage" office:value="0.75085521590397231" table:style-name="ce47">
            <text:p>75,1%</text:p>
          </table:table-cell>
          <table:table-cell office:value-type="float" office:value="101394" table:style-name="ce46">
            <text:p>101.394</text:p>
          </table:table-cell>
          <table:table-cell office:value-type="percentage" office:value="0.77755538684519288" table:style-name="ce47">
            <text:p>77,8%</text:p>
          </table:table-cell>
          <table:table-cell office:value-type="float" office:value="86197" table:style-name="ce46">
            <text:p>86.197</text:p>
          </table:table-cell>
          <table:table-cell office:value-type="percentage" office:value="0.83597940044031072" table:style-name="ce47">
            <text:p>83,6%</text:p>
          </table:table-cell>
          <table:table-cell office:value-type="float" office:value="1052897" table:style-name="ce46">
            <text:p>1.052.897</text:p>
          </table:table-cell>
          <table:table-cell office:value-type="float" office:value="1185134" table:style-name="ce46">
            <text:p>1.185.134</text:p>
          </table:table-cell>
          <table:table-cell office:value-type="percentage" office:value="0.8884202123979229" table:style-name="ce47">
            <text:p>88,8%</text:p>
          </table:table-cell>
          <table:table-cell office:value-type="percentage" office:value="0.79201453898815322" table:style-name="ce47">
            <text:p>79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Asturias<text:s/></text:p>
          </table:table-cell>
          <table:table-cell office:value-type="float" office:value="88192" table:style-name="ce46">
            <text:p>88.192</text:p>
          </table:table-cell>
          <table:table-cell office:value-type="percentage" office:value="1" table:style-name="ce47">
            <text:p>100,0%</text:p>
          </table:table-cell>
          <table:table-cell office:value-type="float" office:value="113955" table:style-name="ce46">
            <text:p>113.955</text:p>
          </table:table-cell>
          <table:table-cell office:value-type="percentage" office:value="1" table:style-name="ce47">
            <text:p>100,0%</text:p>
          </table:table-cell>
          <table:table-cell office:value-type="float" office:value="147411" table:style-name="ce46">
            <text:p>147.411</text:p>
          </table:table-cell>
          <table:table-cell office:value-type="percentage" office:value="0.98502525859995194" table:style-name="ce47">
            <text:p>98,5%</text:p>
          </table:table-cell>
          <table:table-cell office:value-type="float" office:value="152560" table:style-name="ce46">
            <text:p>152.560</text:p>
          </table:table-cell>
          <table:table-cell office:value-type="percentage" office:value="0.93799379015647577" table:style-name="ce47">
            <text:p>93,8%</text:p>
          </table:table-cell>
          <table:table-cell office:value-type="float" office:value="149923" table:style-name="ce46">
            <text:p>149.923</text:p>
          </table:table-cell>
          <table:table-cell office:value-type="percentage" office:value="0.89778014647320548" table:style-name="ce47">
            <text:p>89,8%</text:p>
          </table:table-cell>
          <table:table-cell office:value-type="float" office:value="89691" table:style-name="ce46">
            <text:p>89.691</text:p>
          </table:table-cell>
          <table:table-cell office:value-type="percentage" office:value="0.78366287756332409" table:style-name="ce47">
            <text:p>78,4%</text:p>
          </table:table-cell>
          <table:table-cell office:value-type="float" office:value="65297" table:style-name="ce46">
            <text:p>65.297</text:p>
          </table:table-cell>
          <table:table-cell office:value-type="percentage" office:value="0.82538458621430644" table:style-name="ce47">
            <text:p>82,5%</text:p>
          </table:table-cell>
          <table:table-cell office:value-type="float" office:value="59730" table:style-name="ce46">
            <text:p>59.730</text:p>
          </table:table-cell>
          <table:table-cell office:value-type="percentage" office:value="0.93328124999999995" table:style-name="ce47">
            <text:p>93,3%</text:p>
          </table:table-cell>
          <table:table-cell office:value-type="float" office:value="866759" table:style-name="ce46">
            <text:p>866.759</text:p>
          </table:table-cell>
          <table:table-cell office:value-type="float" office:value="933927" table:style-name="ce46">
            <text:p>933.927</text:p>
          </table:table-cell>
          <table:table-cell office:value-type="percentage" office:value="0.92808003195110533" table:style-name="ce47">
            <text:p>92,8%</text:p>
          </table:table-cell>
          <table:table-cell office:value-type="percentage" office:value="0.85077798630524237" table:style-name="ce47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Baleares</text:p>
          </table:table-cell>
          <table:table-cell office:value-type="float" office:value="51067" table:style-name="ce46">
            <text:p>51.067</text:p>
          </table:table-cell>
          <table:table-cell office:value-type="percentage" office:value="1" table:style-name="ce47">
            <text:p>100,0%</text:p>
          </table:table-cell>
          <table:table-cell office:value-type="float" office:value="79023" table:style-name="ce46">
            <text:p>79.023</text:p>
          </table:table-cell>
          <table:table-cell office:value-type="percentage" office:value="0.98145710169407319" table:style-name="ce47">
            <text:p>98,1%</text:p>
          </table:table-cell>
          <table:table-cell office:value-type="float" office:value="109729" table:style-name="ce46">
            <text:p>109.729</text:p>
          </table:table-cell>
          <table:table-cell office:value-type="percentage" office:value="0.93600668765087736" table:style-name="ce47">
            <text:p>93,6%</text:p>
          </table:table-cell>
          <table:table-cell office:value-type="float" office:value="149298" table:style-name="ce46">
            <text:p>149.298</text:p>
          </table:table-cell>
          <table:table-cell office:value-type="percentage" office:value="0.90048673980831984" table:style-name="ce47">
            <text:p>90,0%</text:p>
          </table:table-cell>
          <table:table-cell office:value-type="float" office:value="166446" table:style-name="ce46">
            <text:p>166.446</text:p>
          </table:table-cell>
          <table:table-cell office:value-type="percentage" office:value="0.80731622140736858" table:style-name="ce47">
            <text:p>80,7%</text:p>
          </table:table-cell>
          <table:table-cell office:value-type="float" office:value="125113" table:style-name="ce46">
            <text:p>125.113</text:p>
          </table:table-cell>
          <table:table-cell office:value-type="percentage" office:value="0.68672847129597614" table:style-name="ce47">
            <text:p>68,7%</text:p>
          </table:table-cell>
          <table:table-cell office:value-type="float" office:value="95430" table:style-name="ce46">
            <text:p>95.430</text:p>
          </table:table-cell>
          <table:table-cell office:value-type="percentage" office:value="0.69181250090617796" table:style-name="ce47">
            <text:p>69,2%</text:p>
          </table:table-cell>
          <table:table-cell office:value-type="float" office:value="73839" table:style-name="ce46">
            <text:p>73.839</text:p>
          </table:table-cell>
          <table:table-cell office:value-type="percentage" office:value="0.77334520318391287" table:style-name="ce47">
            <text:p>77,3%</text:p>
          </table:table-cell>
          <table:table-cell office:value-type="float" office:value="849945" table:style-name="ce46">
            <text:p>849.945</text:p>
          </table:table-cell>
          <table:table-cell office:value-type="float" office:value="1034867" table:style-name="ce46">
            <text:p>1.034.867</text:p>
          </table:table-cell>
          <table:table-cell office:value-type="percentage" office:value="0.82130843866893044" table:style-name="ce47">
            <text:p>82,1%</text:p>
          </table:table-cell>
          <table:table-cell office:value-type="percentage" office:value="0.72549193670228063" table:style-name="ce47">
            <text:p>7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arias</text:p>
          </table:table-cell>
          <table:table-cell office:value-type="float" office:value="92091" table:style-name="ce46">
            <text:p>92.091</text:p>
          </table:table-cell>
          <table:table-cell office:value-type="percentage" office:value="1" table:style-name="ce47">
            <text:p>100,0%</text:p>
          </table:table-cell>
          <table:table-cell office:value-type="float" office:value="150476" table:style-name="ce46">
            <text:p>150.476</text:p>
          </table:table-cell>
          <table:table-cell office:value-type="percentage" office:value="0.97375931042962249" table:style-name="ce47">
            <text:p>97,4%</text:p>
          </table:table-cell>
          <table:table-cell office:value-type="float" office:value="221432" table:style-name="ce46">
            <text:p>221.432</text:p>
          </table:table-cell>
          <table:table-cell office:value-type="percentage" office:value="0.94189508788048937" table:style-name="ce47">
            <text:p>94,2%</text:p>
          </table:table-cell>
          <table:table-cell office:value-type="float" office:value="319021" table:style-name="ce46">
            <text:p>319.021</text:p>
          </table:table-cell>
          <table:table-cell office:value-type="percentage" office:value="0.91015714155292826" table:style-name="ce47">
            <text:p>91,0%</text:p>
          </table:table-cell>
          <table:table-cell office:value-type="float" office:value="314929" table:style-name="ce46">
            <text:p>314.929</text:p>
          </table:table-cell>
          <table:table-cell office:value-type="percentage" office:value="0.81183169899258623" table:style-name="ce47">
            <text:p>81,2%</text:p>
          </table:table-cell>
          <table:table-cell office:value-type="float" office:value="224057" table:style-name="ce46">
            <text:p>224.057</text:p>
          </table:table-cell>
          <table:table-cell office:value-type="percentage" office:value="0.72059343783568219" table:style-name="ce47">
            <text:p>72,1%</text:p>
          </table:table-cell>
          <table:table-cell office:value-type="float" office:value="180462" table:style-name="ce46">
            <text:p>180.462</text:p>
          </table:table-cell>
          <table:table-cell office:value-type="percentage" office:value="0.71683588350255012" table:style-name="ce47">
            <text:p>71,7%</text:p>
          </table:table-cell>
          <table:table-cell office:value-type="float" office:value="146732" table:style-name="ce46">
            <text:p>146.732</text:p>
          </table:table-cell>
          <table:table-cell office:value-type="percentage" office:value="0.81609815514163198" table:style-name="ce47">
            <text:p>81,6%</text:p>
          </table:table-cell>
          <table:table-cell office:value-type="float" office:value="1649200" table:style-name="ce46">
            <text:p>1.649.200</text:p>
          </table:table-cell>
          <table:table-cell office:value-type="float" office:value="1960774" table:style-name="ce46">
            <text:p>1.960.774</text:p>
          </table:table-cell>
          <table:table-cell office:value-type="percentage" office:value="0.8410964241671911" table:style-name="ce47">
            <text:p>84,1%</text:p>
          </table:table-cell>
          <table:table-cell office:value-type="percentage" office:value="0.75792113061317534" table:style-name="ce47">
            <text:p>75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ntabria</text:p>
          </table:table-cell>
          <table:table-cell office:value-type="float" office:value="42046" table:style-name="ce46">
            <text:p>42.046</text:p>
          </table:table-cell>
          <table:table-cell office:value-type="percentage" office:value="1" table:style-name="ce47">
            <text:p>100,0%</text:p>
          </table:table-cell>
          <table:table-cell office:value-type="float" office:value="55846" table:style-name="ce46">
            <text:p>55.846</text:p>
          </table:table-cell>
          <table:table-cell office:value-type="percentage" office:value="1" table:style-name="ce47">
            <text:p>100,0%</text:p>
          </table:table-cell>
          <table:table-cell office:value-type="float" office:value="76418" table:style-name="ce46">
            <text:p>76.418</text:p>
          </table:table-cell>
          <table:table-cell office:value-type="percentage" office:value="0.98801473915573079" table:style-name="ce47">
            <text:p>98,8%</text:p>
          </table:table-cell>
          <table:table-cell office:value-type="float" office:value="83849" table:style-name="ce46">
            <text:p>83.849</text:p>
          </table:table-cell>
          <table:table-cell office:value-type="percentage" office:value="0.9320283669023165" table:style-name="ce47">
            <text:p>93,2%</text:p>
          </table:table-cell>
          <table:table-cell office:value-type="float" office:value="87079" table:style-name="ce46">
            <text:p>87.079</text:p>
          </table:table-cell>
          <table:table-cell office:value-type="percentage" office:value="0.89066063885280611" table:style-name="ce47">
            <text:p>89,1%</text:p>
          </table:table-cell>
          <table:table-cell office:value-type="float" office:value="54350" table:style-name="ce46">
            <text:p>54.350</text:p>
          </table:table-cell>
          <table:table-cell office:value-type="percentage" office:value="0.77121734565010713" table:style-name="ce47">
            <text:p>77,1%</text:p>
          </table:table-cell>
          <table:table-cell office:value-type="float" office:value="40719" table:style-name="ce46">
            <text:p>40.719</text:p>
          </table:table-cell>
          <table:table-cell office:value-type="percentage" office:value="0.80623700623700623" table:style-name="ce47">
            <text:p>80,6%</text:p>
          </table:table-cell>
          <table:table-cell office:value-type="float" office:value="39130" table:style-name="ce46">
            <text:p>39.130</text:p>
          </table:table-cell>
          <table:table-cell office:value-type="percentage" office:value="0.89006664695311966" table:style-name="ce47">
            <text:p>89,0%</text:p>
          </table:table-cell>
          <table:table-cell office:value-type="float" office:value="479437" table:style-name="ce46">
            <text:p>479.437</text:p>
          </table:table-cell>
          <table:table-cell office:value-type="float" office:value="524127" table:style-name="ce46">
            <text:p>524.127</text:p>
          </table:table-cell>
          <table:table-cell office:value-type="percentage" office:value="0.91473440597412459" table:style-name="ce47">
            <text:p>91,5%</text:p>
          </table:table-cell>
          <table:table-cell office:value-type="percentage" office:value="0.82249594702395756" table:style-name="ce47">
            <text:p>82,2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y Leon</text:p>
          </table:table-cell>
          <table:table-cell office:value-type="float" office:value="227340" table:style-name="ce46">
            <text:p>227.340</text:p>
          </table:table-cell>
          <table:table-cell office:value-type="percentage" office:value="1" table:style-name="ce47">
            <text:p>100,0%</text:p>
          </table:table-cell>
          <table:table-cell office:value-type="float" office:value="249553" table:style-name="ce46">
            <text:p>249.553</text:p>
          </table:table-cell>
          <table:table-cell office:value-type="percentage" office:value="1" table:style-name="ce47">
            <text:p>100,0%</text:p>
          </table:table-cell>
          <table:table-cell office:value-type="float" office:value="318658" table:style-name="ce46">
            <text:p>318.658</text:p>
          </table:table-cell>
          <table:table-cell office:value-type="percentage" office:value="1.0002605351957938" table:style-name="ce47">
            <text:p>100,0%</text:p>
          </table:table-cell>
          <table:table-cell office:value-type="float" office:value="349698" table:style-name="ce46">
            <text:p>349.698</text:p>
          </table:table-cell>
          <table:table-cell office:value-type="percentage" office:value="0.91742113202597231" table:style-name="ce47">
            <text:p>91,7%</text:p>
          </table:table-cell>
          <table:table-cell office:value-type="float" office:value="317059" table:style-name="ce46">
            <text:p>317.059</text:p>
          </table:table-cell>
          <table:table-cell office:value-type="percentage" office:value="0.87270750471367031" table:style-name="ce47">
            <text:p>87,3%</text:p>
          </table:table-cell>
          <table:table-cell office:value-type="float" office:value="208429" table:style-name="ce46">
            <text:p>208.429</text:p>
          </table:table-cell>
          <table:table-cell office:value-type="percentage" office:value="0.77835038071871632" table:style-name="ce47">
            <text:p>77,8%</text:p>
          </table:table-cell>
          <table:table-cell office:value-type="float" office:value="168490" table:style-name="ce46">
            <text:p>168.490</text:p>
          </table:table-cell>
          <table:table-cell office:value-type="percentage" office:value="0.79850809929575461" table:style-name="ce47">
            <text:p>79,9%</text:p>
          </table:table-cell>
          <table:table-cell office:value-type="float" office:value="136826" table:style-name="ce46">
            <text:p>136.826</text:p>
          </table:table-cell>
          <table:table-cell office:value-type="percentage" office:value="0.82753323414498436" table:style-name="ce47">
            <text:p>82,8%</text:p>
          </table:table-cell>
          <table:table-cell office:value-type="float" office:value="1976053" table:style-name="ce46">
            <text:p>1.976.053</text:p>
          </table:table-cell>
          <table:table-cell office:value-type="float" office:value="2176253" table:style-name="ce46">
            <text:p>2.176.253</text:p>
          </table:table-cell>
          <table:table-cell office:value-type="percentage" office:value="0.90800701940445339" table:style-name="ce47">
            <text:p>90,8%</text:p>
          </table:table-cell>
          <table:table-cell office:value-type="percentage" office:value="0.82510257136152465" table:style-name="ce47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stilla - La Mancha</text:p>
          </table:table-cell>
          <table:table-cell office:value-type="float" office:value="136743" table:style-name="ce46">
            <text:p>136.743</text:p>
          </table:table-cell>
          <table:table-cell office:value-type="percentage" office:value="1" table:style-name="ce47">
            <text:p>100,0%</text:p>
          </table:table-cell>
          <table:table-cell office:value-type="float" office:value="157519" table:style-name="ce46">
            <text:p>157.519</text:p>
          </table:table-cell>
          <table:table-cell office:value-type="percentage" office:value="0.9900566306937103" table:style-name="ce47">
            <text:p>99,0%</text:p>
          </table:table-cell>
          <table:table-cell office:value-type="float" office:value="217266" table:style-name="ce46">
            <text:p>217.266</text:p>
          </table:table-cell>
          <table:table-cell office:value-type="percentage" office:value="0.99460731354489018" table:style-name="ce47">
            <text:p>99,5%</text:p>
          </table:table-cell>
          <table:table-cell office:value-type="float" office:value="278048" table:style-name="ce46">
            <text:p>278.048</text:p>
          </table:table-cell>
          <table:table-cell office:value-type="percentage" office:value="0.90428583508413607" table:style-name="ce47">
            <text:p>90,4%</text:p>
          </table:table-cell>
          <table:table-cell office:value-type="float" office:value="276919" table:style-name="ce46">
            <text:p>276.919</text:p>
          </table:table-cell>
          <table:table-cell office:value-type="percentage" office:value="0.83761286126949075" table:style-name="ce47">
            <text:p>83,8%</text:p>
          </table:table-cell>
          <table:table-cell office:value-type="float" office:value="196236" table:style-name="ce46">
            <text:p>196.236</text:p>
          </table:table-cell>
          <table:table-cell office:value-type="percentage" office:value="0.73800399396767968" table:style-name="ce47">
            <text:p>73,8%</text:p>
          </table:table-cell>
          <table:table-cell office:value-type="float" office:value="163459" table:style-name="ce46">
            <text:p>163.459</text:p>
          </table:table-cell>
          <table:table-cell office:value-type="percentage" office:value="0.74950593565012447" table:style-name="ce47">
            <text:p>75,0%</text:p>
          </table:table-cell>
          <table:table-cell office:value-type="float" office:value="143960" table:style-name="ce46">
            <text:p>143.960</text:p>
          </table:table-cell>
          <table:table-cell office:value-type="percentage" office:value="0.82748948106591869" table:style-name="ce47">
            <text:p>82,7%</text:p>
          </table:table-cell>
          <table:table-cell office:value-type="float" office:value="1570150" table:style-name="ce46">
            <text:p>1.570.150</text:p>
          </table:table-cell>
          <table:table-cell office:value-type="float" office:value="1808784" table:style-name="ce46">
            <text:p>1.808.784</text:p>
          </table:table-cell>
          <table:table-cell office:value-type="percentage" office:value="0.86806937699581599" table:style-name="ce47">
            <text:p>86,8%</text:p>
          </table:table-cell>
          <table:table-cell office:value-type="percentage" office:value="0.76771654505796683" table:style-name="ce47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ataluña</text:p>
          </table:table-cell>
          <table:table-cell office:value-type="float" office:value="453654" table:style-name="ce46">
            <text:p>453.654</text:p>
          </table:table-cell>
          <table:table-cell office:value-type="percentage" office:value="1" table:style-name="ce47">
            <text:p>100,0%</text:p>
          </table:table-cell>
          <table:table-cell office:value-type="float" office:value="615021" table:style-name="ce46">
            <text:p>615.021</text:p>
          </table:table-cell>
          <table:table-cell office:value-type="percentage" office:value="0.96809183808390475" table:style-name="ce47">
            <text:p>96,8%</text:p>
          </table:table-cell>
          <table:table-cell office:value-type="float" office:value="789599" table:style-name="ce46">
            <text:p>789.599</text:p>
          </table:table-cell>
          <table:table-cell office:value-type="percentage" office:value="0.942710223690997" table:style-name="ce47">
            <text:p>94,3%</text:p>
          </table:table-cell>
          <table:table-cell office:value-type="float" office:value="1017884" table:style-name="ce46">
            <text:p>1.017.884</text:p>
          </table:table-cell>
          <table:table-cell office:value-type="percentage" office:value="0.93231603436589794" table:style-name="ce47">
            <text:p>93,2%</text:p>
          </table:table-cell>
          <table:table-cell office:value-type="float" office:value="1117034" table:style-name="ce46">
            <text:p>1.117.034</text:p>
          </table:table-cell>
          <table:table-cell office:value-type="percentage" office:value="0.84832334033286372" table:style-name="ce47">
            <text:p>84,8%</text:p>
          </table:table-cell>
          <table:table-cell office:value-type="float" office:value="763737" table:style-name="ce46">
            <text:p>763.737</text:p>
          </table:table-cell>
          <table:table-cell office:value-type="percentage" office:value="0.73109226804715832" table:style-name="ce47">
            <text:p>73,1%</text:p>
          </table:table-cell>
          <table:table-cell office:value-type="float" office:value="624716" table:style-name="ce46">
            <text:p>624.716</text:p>
          </table:table-cell>
          <table:table-cell office:value-type="percentage" office:value="0.74465363824372566" table:style-name="ce47">
            <text:p>74,5%</text:p>
          </table:table-cell>
          <table:table-cell office:value-type="float" office:value="523174" table:style-name="ce46">
            <text:p>523.174</text:p>
          </table:table-cell>
          <table:table-cell office:value-type="percentage" office:value="0.7973195807158554" table:style-name="ce47">
            <text:p>79,7%</text:p>
          </table:table-cell>
          <table:table-cell office:value-type="float" office:value="5904819" table:style-name="ce46">
            <text:p>5.904.819</text:p>
          </table:table-cell>
          <table:table-cell office:value-type="float" office:value="6868360" table:style-name="ce46">
            <text:p>6.868.360</text:p>
          </table:table-cell>
          <table:table-cell office:value-type="percentage" office:value="0.85971309016999686" table:style-name="ce47">
            <text:p>86,0%</text:p>
          </table:table-cell>
          <table:table-cell office:value-type="percentage" office:value="0.75892743878622382" table:style-name="ce47">
            <text:p>75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C. Valenciana</text:p>
          </table:table-cell>
          <table:table-cell office:value-type="float" office:value="293595" table:style-name="ce46">
            <text:p>293.595</text:p>
          </table:table-cell>
          <table:table-cell office:value-type="percentage" office:value="1" table:style-name="ce47">
            <text:p>100,0%</text:p>
          </table:table-cell>
          <table:table-cell office:value-type="float" office:value="432264" table:style-name="ce46">
            <text:p>432.264</text:p>
          </table:table-cell>
          <table:table-cell office:value-type="percentage" office:value="0.98721514997876048" table:style-name="ce47">
            <text:p>98,7%</text:p>
          </table:table-cell>
          <table:table-cell office:value-type="float" office:value="566263" table:style-name="ce46">
            <text:p>566.263</text:p>
          </table:table-cell>
          <table:table-cell office:value-type="percentage" office:value="0.97509160915264981" table:style-name="ce47">
            <text:p>97,5%</text:p>
          </table:table-cell>
          <table:table-cell office:value-type="float" office:value="710688" table:style-name="ce46">
            <text:p>710.688</text:p>
          </table:table-cell>
          <table:table-cell office:value-type="percentage" office:value="0.94464426704096849" table:style-name="ce47">
            <text:p>94,5%</text:p>
          </table:table-cell>
          <table:table-cell office:value-type="float" office:value="746845" table:style-name="ce46">
            <text:p>746.845</text:p>
          </table:table-cell>
          <table:table-cell office:value-type="percentage" office:value="0.87700272901919707" table:style-name="ce47">
            <text:p>87,7%</text:p>
          </table:table-cell>
          <table:table-cell office:value-type="float" office:value="501641" table:style-name="ce46">
            <text:p>501.641</text:p>
          </table:table-cell>
          <table:table-cell office:value-type="percentage" office:value="0.77323166229678508" table:style-name="ce47">
            <text:p>77,3%</text:p>
          </table:table-cell>
          <table:table-cell office:value-type="float" office:value="414913" table:style-name="ce46">
            <text:p>414.913</text:p>
          </table:table-cell>
          <table:table-cell office:value-type="percentage" office:value="0.80389866040462987" table:style-name="ce47">
            <text:p>80,4%</text:p>
          </table:table-cell>
          <table:table-cell office:value-type="float" office:value="363695" table:style-name="ce46">
            <text:p>363.695</text:p>
          </table:table-cell>
          <table:table-cell office:value-type="percentage" office:value="0.85669833298392817" table:style-name="ce47">
            <text:p>85,7%</text:p>
          </table:table-cell>
          <table:table-cell office:value-type="float" office:value="4029904" table:style-name="ce46">
            <text:p>4.029.904</text:p>
          </table:table-cell>
          <table:table-cell office:value-type="float" office:value="4488459" table:style-name="ce46">
            <text:p>4.488.459</text:p>
          </table:table-cell>
          <table:table-cell office:value-type="percentage" office:value="0.89783687452642436" table:style-name="ce47">
            <text:p>89,8%</text:p>
          </table:table-cell>
          <table:table-cell office:value-type="percentage" office:value="0.79684056066483788" table:style-name="ce47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Extremadura</text:p>
          </table:table-cell>
          <table:table-cell office:value-type="float" office:value="77541" table:style-name="ce46">
            <text:p>77.541</text:p>
          </table:table-cell>
          <table:table-cell office:value-type="percentage" office:value="1" table:style-name="ce47">
            <text:p>100,0%</text:p>
          </table:table-cell>
          <table:table-cell office:value-type="float" office:value="95539" table:style-name="ce46">
            <text:p>95.539</text:p>
          </table:table-cell>
          <table:table-cell office:value-type="percentage" office:value="1" table:style-name="ce47">
            <text:p>100,0%</text:p>
          </table:table-cell>
          <table:table-cell office:value-type="float" office:value="131786" table:style-name="ce46">
            <text:p>131.786</text:p>
          </table:table-cell>
          <table:table-cell office:value-type="percentage" office:value="1.0517889494560924" table:style-name="ce47">
            <text:p>105,2%</text:p>
          </table:table-cell>
          <table:table-cell office:value-type="float" office:value="160456" table:style-name="ce46">
            <text:p>160.456</text:p>
          </table:table-cell>
          <table:table-cell office:value-type="percentage" office:value="0.94823184568835095" table:style-name="ce47">
            <text:p>94,8%</text:p>
          </table:table-cell>
          <table:table-cell office:value-type="float" office:value="144679" table:style-name="ce46">
            <text:p>144.679</text:p>
          </table:table-cell>
          <table:table-cell office:value-type="percentage" office:value="0.90711249325993459" table:style-name="ce47">
            <text:p>90,7%</text:p>
          </table:table-cell>
          <table:table-cell office:value-type="float" office:value="111056" table:style-name="ce46">
            <text:p>111.056</text:p>
          </table:table-cell>
          <table:table-cell office:value-type="percentage" office:value="0.83201102795196247" table:style-name="ce47">
            <text:p>83,2%</text:p>
          </table:table-cell>
          <table:table-cell office:value-type="float" office:value="90978" table:style-name="ce46">
            <text:p>90.978</text:p>
          </table:table-cell>
          <table:table-cell office:value-type="percentage" office:value="0.80284151076597243" table:style-name="ce47">
            <text:p>80,3%</text:p>
          </table:table-cell>
          <table:table-cell office:value-type="float" office:value="75365" table:style-name="ce46">
            <text:p>75.365</text:p>
          </table:table-cell>
          <table:table-cell office:value-type="percentage" office:value="0.88926253687315637" table:style-name="ce47">
            <text:p>88,9%</text:p>
          </table:table-cell>
          <table:table-cell office:value-type="float" office:value="887400" table:style-name="ce46">
            <text:p>887.400</text:p>
          </table:table-cell>
          <table:table-cell office:value-type="float" office:value="953437" table:style-name="ce46">
            <text:p>953.437</text:p>
          </table:table-cell>
          <table:table-cell office:value-type="percentage" office:value="0.93073795122278657" table:style-name="ce47">
            <text:p>93,1%</text:p>
          </table:table-cell>
          <table:table-cell office:value-type="percentage" office:value="0.83403274664070148" table:style-name="ce47">
            <text:p>83,4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Galicia</text:p>
          </table:table-cell>
          <table:table-cell office:value-type="float" office:value="240866" table:style-name="ce46">
            <text:p>240.866</text:p>
          </table:table-cell>
          <table:table-cell office:value-type="percentage" office:value="1" table:style-name="ce47">
            <text:p>100,0%</text:p>
          </table:table-cell>
          <table:table-cell office:value-type="float" office:value="290275" table:style-name="ce46">
            <text:p>290.275</text:p>
          </table:table-cell>
          <table:table-cell office:value-type="percentage" office:value="1" table:style-name="ce47">
            <text:p>100,0%</text:p>
          </table:table-cell>
          <table:table-cell office:value-type="float" office:value="345352" table:style-name="ce46">
            <text:p>345.352</text:p>
          </table:table-cell>
          <table:table-cell office:value-type="percentage" office:value="0.9954601400294586" table:style-name="ce47">
            <text:p>99,5%</text:p>
          </table:table-cell>
          <table:table-cell office:value-type="float" office:value="389518" table:style-name="ce46">
            <text:p>389.518</text:p>
          </table:table-cell>
          <table:table-cell office:value-type="percentage" office:value="0.95966631271111069" table:style-name="ce47">
            <text:p>96,0%</text:p>
          </table:table-cell>
          <table:table-cell office:value-type="float" office:value="406110" table:style-name="ce46">
            <text:p>406.110</text:p>
          </table:table-cell>
          <table:table-cell office:value-type="percentage" office:value="0.91626976158620643" table:style-name="ce47">
            <text:p>91,6%</text:p>
          </table:table-cell>
          <table:table-cell office:value-type="float" office:value="261147" table:style-name="ce46">
            <text:p>261.147</text:p>
          </table:table-cell>
          <table:table-cell office:value-type="percentage" office:value="0.80748466333547719" table:style-name="ce47">
            <text:p>80,7%</text:p>
          </table:table-cell>
          <table:table-cell office:value-type="float" office:value="195512" table:style-name="ce46">
            <text:p>195.512</text:p>
          </table:table-cell>
          <table:table-cell office:value-type="percentage" office:value="0.84644191513587697" table:style-name="ce47">
            <text:p>84,6%</text:p>
          </table:table-cell>
          <table:table-cell office:value-type="float" office:value="166678" table:style-name="ce46">
            <text:p>166.678</text:p>
          </table:table-cell>
          <table:table-cell office:value-type="percentage" office:value="0.92595287961023742" table:style-name="ce47">
            <text:p>92,6%</text:p>
          </table:table-cell>
          <table:table-cell office:value-type="float" office:value="2295458" table:style-name="ce46">
            <text:p>2.295.458</text:p>
          </table:table-cell>
          <table:table-cell office:value-type="float" office:value="2454497" table:style-name="ce46">
            <text:p>2.454.497</text:p>
          </table:table-cell>
          <table:table-cell office:value-type="percentage" office:value="0.93520505423310762" table:style-name="ce47">
            <text:p>93,5%</text:p>
          </table:table-cell>
          <table:table-cell office:value-type="percentage" office:value="0.84959725281375253" table:style-name="ce47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La Rioja</text:p>
          </table:table-cell>
          <table:table-cell office:value-type="float" office:value="23173" table:style-name="ce46">
            <text:p>23.173</text:p>
          </table:table-cell>
          <table:table-cell office:value-type="percentage" office:value="1" table:style-name="ce47">
            <text:p>100,0%</text:p>
          </table:table-cell>
          <table:table-cell office:value-type="float" office:value="28574" table:style-name="ce46">
            <text:p>28.574</text:p>
          </table:table-cell>
          <table:table-cell office:value-type="percentage" office:value="1" table:style-name="ce47">
            <text:p>100,0%</text:p>
          </table:table-cell>
          <table:table-cell office:value-type="float" office:value="37545" table:style-name="ce46">
            <text:p>37.545</text:p>
          </table:table-cell>
          <table:table-cell office:value-type="percentage" office:value="0.99541333050532899" table:style-name="ce47">
            <text:p>99,5%</text:p>
          </table:table-cell>
          <table:table-cell office:value-type="float" office:value="44861" table:style-name="ce46">
            <text:p>44.861</text:p>
          </table:table-cell>
          <table:table-cell office:value-type="percentage" office:value="0.94119251426653239" table:style-name="ce47">
            <text:p>94,1%</text:p>
          </table:table-cell>
          <table:table-cell office:value-type="float" office:value="46964" table:style-name="ce46">
            <text:p>46.964</text:p>
          </table:table-cell>
          <table:table-cell office:value-type="percentage" office:value="0.88700020775492472" table:style-name="ce47">
            <text:p>88,7%</text:p>
          </table:table-cell>
          <table:table-cell office:value-type="float" office:value="30681" table:style-name="ce46">
            <text:p>30.681</text:p>
          </table:table-cell>
          <table:table-cell office:value-type="percentage" office:value="0.7803097739006587" table:style-name="ce47">
            <text:p>78,0%</text:p>
          </table:table-cell>
          <table:table-cell office:value-type="float" office:value="23568" table:style-name="ce46">
            <text:p>23.568</text:p>
          </table:table-cell>
          <table:table-cell office:value-type="percentage" office:value="0.77378685402849823" table:style-name="ce47">
            <text:p>77,4%</text:p>
          </table:table-cell>
          <table:table-cell office:value-type="float" office:value="21560" table:style-name="ce46">
            <text:p>21.560</text:p>
          </table:table-cell>
          <table:table-cell office:value-type="percentage" office:value="0.84443051856493812" table:style-name="ce47">
            <text:p>84,4%</text:p>
          </table:table-cell>
          <table:table-cell office:value-type="float" office:value="256926" table:style-name="ce46">
            <text:p>256.926</text:p>
          </table:table-cell>
          <table:table-cell office:value-type="float" office:value="283970" table:style-name="ce46">
            <text:p>283.970</text:p>
          </table:table-cell>
          <table:table-cell office:value-type="percentage" office:value="0.90476458780857127" table:style-name="ce47">
            <text:p>90,5%</text:p>
          </table:table-cell>
          <table:table-cell office:value-type="percentage" office:value="0.8031095857011572" table:style-name="ce47">
            <text:p>80,3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adrid</text:p>
          </table:table-cell>
          <table:table-cell office:value-type="float" office:value="371603" table:style-name="ce46">
            <text:p>371.603</text:p>
          </table:table-cell>
          <table:table-cell office:value-type="percentage" office:value="1" table:style-name="ce47">
            <text:p>100,0%</text:p>
          </table:table-cell>
          <table:table-cell office:value-type="float" office:value="509832" table:style-name="ce46">
            <text:p>509.832</text:p>
          </table:table-cell>
          <table:table-cell office:value-type="percentage" office:value="0.96911312136344019" table:style-name="ce47">
            <text:p>96,9%</text:p>
          </table:table-cell>
          <table:table-cell office:value-type="float" office:value="678381" table:style-name="ce46">
            <text:p>678.381</text:p>
          </table:table-cell>
          <table:table-cell office:value-type="percentage" office:value="0.9645369197367355" table:style-name="ce47">
            <text:p>96,5%</text:p>
          </table:table-cell>
          <table:table-cell office:value-type="float" office:value="936677" table:style-name="ce46">
            <text:p>936.677</text:p>
          </table:table-cell>
          <table:table-cell office:value-type="percentage" office:value="0.96288380861918843" table:style-name="ce47">
            <text:p>96,3%</text:p>
          </table:table-cell>
          <table:table-cell office:value-type="float" office:value="1019482" table:style-name="ce46">
            <text:p>1.019.482</text:p>
          </table:table-cell>
          <table:table-cell office:value-type="percentage" office:value="0.87436308450210165" table:style-name="ce47">
            <text:p>87,4%</text:p>
          </table:table-cell>
          <table:table-cell office:value-type="float" office:value="732983" table:style-name="ce46">
            <text:p>732.983</text:p>
          </table:table-cell>
          <table:table-cell office:value-type="percentage" office:value="0.77185354450107413" table:style-name="ce47">
            <text:p>77,2%</text:p>
          </table:table-cell>
          <table:table-cell office:value-type="float" office:value="585254" table:style-name="ce46">
            <text:p>585.254</text:p>
          </table:table-cell>
          <table:table-cell office:value-type="percentage" office:value="0.78824741573790358" table:style-name="ce47">
            <text:p>78,8%</text:p>
          </table:table-cell>
          <table:table-cell office:value-type="float" office:value="448144" table:style-name="ce46">
            <text:p>448.144</text:p>
          </table:table-cell>
          <table:table-cell office:value-type="percentage" office:value="0.80959349064750286" table:style-name="ce47">
            <text:p>81,0%</text:p>
          </table:table-cell>
          <table:table-cell office:value-type="float" office:value="5282356" table:style-name="ce46">
            <text:p>5.282.356</text:p>
          </table:table-cell>
          <table:table-cell office:value-type="float" office:value="5977937" table:style-name="ce46">
            <text:p>5.977.937</text:p>
          </table:table-cell>
          <table:table-cell office:value-type="percentage" office:value="0.88364196544727724" table:style-name="ce47">
            <text:p>88,4%</text:p>
          </table:table-cell>
          <table:table-cell office:value-type="percentage" office:value="0.77912142501469051" table:style-name="ce47">
            <text:p>77,9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Murcia</text:p>
          </table:table-cell>
          <table:table-cell office:value-type="float" office:value="73244" table:style-name="ce46">
            <text:p>73.244</text:p>
          </table:table-cell>
          <table:table-cell office:value-type="percentage" office:value="1" table:style-name="ce47">
            <text:p>100,0%</text:p>
          </table:table-cell>
          <table:table-cell office:value-type="float" office:value="102558" table:style-name="ce46">
            <text:p>102.558</text:p>
          </table:table-cell>
          <table:table-cell office:value-type="percentage" office:value="0.99668607080729643" table:style-name="ce47">
            <text:p>99,7%</text:p>
          </table:table-cell>
          <table:table-cell office:value-type="float" office:value="146076" table:style-name="ce46">
            <text:p>146.076</text:p>
          </table:table-cell>
          <table:table-cell office:value-type="percentage" office:value="0.99432982322390051" table:style-name="ce47">
            <text:p>99,4%</text:p>
          </table:table-cell>
          <table:table-cell office:value-type="float" office:value="205408" table:style-name="ce46">
            <text:p>205.408</text:p>
          </table:table-cell>
          <table:table-cell office:value-type="percentage" office:value="0.96319915969538961" table:style-name="ce47">
            <text:p>96,3%</text:p>
          </table:table-cell>
          <table:table-cell office:value-type="float" office:value="227824" table:style-name="ce46">
            <text:p>227.824</text:p>
          </table:table-cell>
          <table:table-cell office:value-type="percentage" office:value="0.89639081355225314" table:style-name="ce47">
            <text:p>89,6%</text:p>
          </table:table-cell>
          <table:table-cell office:value-type="float" office:value="163037" table:style-name="ce46">
            <text:p>163.037</text:p>
          </table:table-cell>
          <table:table-cell office:value-type="percentage" office:value="0.78007014253383922" table:style-name="ce47">
            <text:p>78,0%</text:p>
          </table:table-cell>
          <table:table-cell office:value-type="float" office:value="136231" table:style-name="ce46">
            <text:p>136.231</text:p>
          </table:table-cell>
          <table:table-cell office:value-type="percentage" office:value="0.79090032975709446" table:style-name="ce47">
            <text:p>79,1%</text:p>
          </table:table-cell>
          <table:table-cell office:value-type="float" office:value="117303" table:style-name="ce46">
            <text:p>117.303</text:p>
          </table:table-cell>
          <table:table-cell office:value-type="percentage" office:value="0.82669457482345976" table:style-name="ce47">
            <text:p>82,7%</text:p>
          </table:table-cell>
          <table:table-cell office:value-type="float" office:value="1171681" table:style-name="ce46">
            <text:p>1.171.681</text:p>
          </table:table-cell>
          <table:table-cell office:value-type="float" office:value="1310137" table:style-name="ce46">
            <text:p>1.310.137</text:p>
          </table:table-cell>
          <table:table-cell office:value-type="percentage" office:value="0.89431944903471927" table:style-name="ce47">
            <text:p>89,4%</text:p>
          </table:table-cell>
          <table:table-cell office:value-type="percentage" office:value="0.77530535959943125" table:style-name="ce47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5">
            <text:p>Navarra</text:p>
          </table:table-cell>
          <table:table-cell office:value-type="float" office:value="42141" table:style-name="ce46">
            <text:p>42.141</text:p>
          </table:table-cell>
          <table:table-cell office:value-type="percentage" office:value="1" table:style-name="ce47">
            <text:p>100,0%</text:p>
          </table:table-cell>
          <table:table-cell office:value-type="float" office:value="55773" table:style-name="ce46">
            <text:p>55.773</text:p>
          </table:table-cell>
          <table:table-cell office:value-type="percentage" office:value="0.9996594493834241" table:style-name="ce47">
            <text:p>100,0%</text:p>
          </table:table-cell>
          <table:table-cell office:value-type="float" office:value="71778" table:style-name="ce46">
            <text:p>71.778</text:p>
          </table:table-cell>
          <table:table-cell office:value-type="percentage" office:value="0.97202210064460215" table:style-name="ce47">
            <text:p>97,2%</text:p>
          </table:table-cell>
          <table:table-cell office:value-type="float" office:value="91446" table:style-name="ce46">
            <text:p>91.446</text:p>
          </table:table-cell>
          <table:table-cell office:value-type="percentage" office:value="0.94572569135623719" table:style-name="ce47">
            <text:p>94,6%</text:p>
          </table:table-cell>
          <table:table-cell office:value-type="float" office:value="94749" table:style-name="ce46">
            <text:p>94.749</text:p>
          </table:table-cell>
          <table:table-cell office:value-type="percentage" office:value="0.87728930945723227" table:style-name="ce47">
            <text:p>87,7%</text:p>
          </table:table-cell>
          <table:table-cell office:value-type="float" office:value="63346" table:style-name="ce46">
            <text:p>63.346</text:p>
          </table:table-cell>
          <table:table-cell office:value-type="percentage" office:value="0.77877085356708176" table:style-name="ce47">
            <text:p>77,9%</text:p>
          </table:table-cell>
          <table:table-cell office:value-type="float" office:value="56108" table:style-name="ce46">
            <text:p>56.108</text:p>
          </table:table-cell>
          <table:table-cell office:value-type="percentage" office:value="0.82357949124429375" table:style-name="ce47">
            <text:p>82,4%</text:p>
          </table:table-cell>
          <table:table-cell office:value-type="float" office:value="48771" table:style-name="ce46">
            <text:p>48.771</text:p>
          </table:table-cell>
          <table:table-cell office:value-type="percentage" office:value="0.86491806767397317" table:style-name="ce47">
            <text:p>86,5%</text:p>
          </table:table-cell>
          <table:table-cell office:value-type="float" office:value="524112" table:style-name="ce46">
            <text:p>524.112</text:p>
          </table:table-cell>
          <table:table-cell office:value-type="float" office:value="581354" table:style-name="ce46">
            <text:p>581.354</text:p>
          </table:table-cell>
          <table:table-cell office:value-type="percentage" office:value="0.90153675729417881" table:style-name="ce47">
            <text:p>90,2%</text:p>
          </table:table-cell>
          <table:table-cell office:value-type="percentage" office:value="0.79267147310105768" table:style-name="ce47">
            <text:p>79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País Vasco</text:p>
          </table:table-cell>
          <table:table-cell office:value-type="float" office:value="161980" table:style-name="ce46">
            <text:p>161.980</text:p>
          </table:table-cell>
          <table:table-cell office:value-type="percentage" office:value="1.025514403292181" table:style-name="ce47">
            <text:p>102,6%</text:p>
          </table:table-cell>
          <table:table-cell office:value-type="float" office:value="212252" table:style-name="ce46">
            <text:p>212.252</text:p>
          </table:table-cell>
          <table:table-cell office:value-type="percentage" office:value="0.99610946072150963" table:style-name="ce47">
            <text:p>99,6%</text:p>
          </table:table-cell>
          <table:table-cell office:value-type="float" office:value="273574" table:style-name="ce46">
            <text:p>273.574</text:p>
          </table:table-cell>
          <table:table-cell office:value-type="percentage" office:value="0.97663493015468428" table:style-name="ce47">
            <text:p>97,7%</text:p>
          </table:table-cell>
          <table:table-cell office:value-type="float" office:value="321123" table:style-name="ce46">
            <text:p>321.123</text:p>
          </table:table-cell>
          <table:table-cell office:value-type="percentage" office:value="0.94454330734137892" table:style-name="ce47">
            <text:p>94,5%</text:p>
          </table:table-cell>
          <table:table-cell office:value-type="float" office:value="317103" table:style-name="ce46">
            <text:p>317.103</text:p>
          </table:table-cell>
          <table:table-cell office:value-type="percentage" office:value="0.87565342015226455" table:style-name="ce47">
            <text:p>87,6%</text:p>
          </table:table-cell>
          <table:table-cell office:value-type="float" office:value="199443" table:style-name="ce46">
            <text:p>199.443</text:p>
          </table:table-cell>
          <table:table-cell office:value-type="percentage" office:value="0.76548976560490978" table:style-name="ce47">
            <text:p>76,5%</text:p>
          </table:table-cell>
          <table:table-cell office:value-type="float" office:value="161294" table:style-name="ce46">
            <text:p>161.294</text:p>
          </table:table-cell>
          <table:table-cell office:value-type="percentage" office:value="0.80033145771929304" table:style-name="ce47">
            <text:p>80,0%</text:p>
          </table:table-cell>
          <table:table-cell office:value-type="float" office:value="145241" table:style-name="ce46">
            <text:p>145.241</text:p>
          </table:table-cell>
          <table:table-cell office:value-type="percentage" office:value="0.86142248793044141" table:style-name="ce47">
            <text:p>86,1%</text:p>
          </table:table-cell>
          <table:table-cell office:value-type="float" office:value="1792010" table:style-name="ce46">
            <text:p>1.792.010</text:p>
          </table:table-cell>
          <table:table-cell office:value-type="float" office:value="1983943" table:style-name="ce46">
            <text:p>1.983.943</text:p>
          </table:table-cell>
          <table:table-cell office:value-type="percentage" office:value="0.90325679719629037" table:style-name="ce47">
            <text:p>90,3%</text:p>
          </table:table-cell>
          <table:table-cell office:value-type="percentage" office:value="0.80702849443189473" table:style-name="ce47">
            <text:p>80,7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Ceuta</text:p>
          </table:table-cell>
          <table:table-cell office:value-type="float" office:value="2370" table:style-name="ce46">
            <text:p>2.370</text:p>
          </table:table-cell>
          <table:table-cell office:value-type="percentage" office:value="0.90978886756238009" table:style-name="ce47">
            <text:p>91,0%</text:p>
          </table:table-cell>
          <table:table-cell office:value-type="float" office:value="3845" table:style-name="ce46">
            <text:p>3.845</text:p>
          </table:table-cell>
          <table:table-cell office:value-type="percentage" office:value="0.89045854562297355" table:style-name="ce47">
            <text:p>89,0%</text:p>
          </table:table-cell>
          <table:table-cell office:value-type="float" office:value="7531" table:style-name="ce46">
            <text:p>7.531</text:p>
          </table:table-cell>
          <table:table-cell office:value-type="percentage" office:value="0.95850833651520939" table:style-name="ce47">
            <text:p>95,9%</text:p>
          </table:table-cell>
          <table:table-cell office:value-type="float" office:value="10482" table:style-name="ce46">
            <text:p>10.482</text:p>
          </table:table-cell>
          <table:table-cell office:value-type="percentage" office:value="0.90706126687435096" table:style-name="ce47">
            <text:p>90,7%</text:p>
          </table:table-cell>
          <table:table-cell office:value-type="float" office:value="10964" table:style-name="ce46">
            <text:p>10.964</text:p>
          </table:table-cell>
          <table:table-cell office:value-type="percentage" office:value="0.86726783736750512" table:style-name="ce47">
            <text:p>86,7%</text:p>
          </table:table-cell>
          <table:table-cell office:value-type="float" office:value="8925" table:style-name="ce46">
            <text:p>8.925</text:p>
          </table:table-cell>
          <table:table-cell office:value-type="percentage" office:value="0.75037834202118714" table:style-name="ce47">
            <text:p>75,0%</text:p>
          </table:table-cell>
          <table:table-cell office:value-type="float" office:value="8605" table:style-name="ce46">
            <text:p>8.605</text:p>
          </table:table-cell>
          <table:table-cell office:value-type="percentage" office:value="0.78462660709400933" table:style-name="ce47">
            <text:p>78,5%</text:p>
          </table:table-cell>
          <table:table-cell office:value-type="float" office:value="7909" table:style-name="ce46">
            <text:p>7.909</text:p>
          </table:table-cell>
          <table:table-cell office:value-type="percentage" office:value="0.86664475126013585" table:style-name="ce47">
            <text:p>86,7%</text:p>
          </table:table-cell>
          <table:table-cell office:value-type="float" office:value="60631" table:style-name="ce46">
            <text:p>60.631</text:p>
          </table:table-cell>
          <table:table-cell office:value-type="float" office:value="70965" table:style-name="ce46">
            <text:p>70.965</text:p>
          </table:table-cell>
          <table:table-cell office:value-type="percentage" office:value="0.85437891918551401" table:style-name="ce47">
            <text:p>85,4%</text:p>
          </table:table-cell>
          <table:table-cell office:value-type="percentage" office:value="0.72006603168570815" table:style-name="ce47">
            <text:p>72,0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Melilla</text:p>
          </table:table-cell>
          <table:table-cell office:value-type="float" office:value="1972" table:style-name="ce46">
            <text:p>1.972</text:p>
          </table:table-cell>
          <table:table-cell office:value-type="percentage" office:value="0.83950617283950613" table:style-name="ce47">
            <text:p>84,0%</text:p>
          </table:table-cell>
          <table:table-cell office:value-type="float" office:value="3262" table:style-name="ce46">
            <text:p>3.262</text:p>
          </table:table-cell>
          <table:table-cell office:value-type="percentage" office:value="0.87033084311632869" table:style-name="ce47">
            <text:p>87,0%</text:p>
          </table:table-cell>
          <table:table-cell office:value-type="float" office:value="7054" table:style-name="ce46">
            <text:p>7.054</text:p>
          </table:table-cell>
          <table:table-cell office:value-type="percentage" office:value="0.90123929985946083" table:style-name="ce47">
            <text:p>90,1%</text:p>
          </table:table-cell>
          <table:table-cell office:value-type="float" office:value="9538" table:style-name="ce46">
            <text:p>9.538</text:p>
          </table:table-cell>
          <table:table-cell office:value-type="percentage" office:value="0.84414549960173468" table:style-name="ce47">
            <text:p>84,4%</text:p>
          </table:table-cell>
          <table:table-cell office:value-type="float" office:value="9914" table:style-name="ce46">
            <text:p>9.914</text:p>
          </table:table-cell>
          <table:table-cell office:value-type="percentage" office:value="0.82602899516747208" table:style-name="ce47">
            <text:p>82,6%</text:p>
          </table:table-cell>
          <table:table-cell office:value-type="float" office:value="8398" table:style-name="ce46">
            <text:p>8.398</text:p>
          </table:table-cell>
          <table:table-cell office:value-type="percentage" office:value="0.69216187257891704" table:style-name="ce47">
            <text:p>69,2%</text:p>
          </table:table-cell>
          <table:table-cell office:value-type="float" office:value="8251" table:style-name="ce46">
            <text:p>8.251</text:p>
          </table:table-cell>
          <table:table-cell office:value-type="percentage" office:value="0.68786994581075445" table:style-name="ce47">
            <text:p>68,8%</text:p>
          </table:table-cell>
          <table:table-cell office:value-type="float" office:value="7604" table:style-name="ce46">
            <text:p>7.604</text:p>
          </table:table-cell>
          <table:table-cell office:value-type="percentage" office:value="0.79423438479214536" table:style-name="ce47">
            <text:p>79,4%</text:p>
          </table:table-cell>
          <table:table-cell office:value-type="float" office:value="55993" table:style-name="ce46">
            <text:p>55.993</text:p>
          </table:table-cell>
          <table:table-cell office:value-type="float" office:value="70927" table:style-name="ce46">
            <text:p>70.927</text:p>
          </table:table-cell>
          <table:table-cell office:value-type="percentage" office:value="0.78944548620412536" table:style-name="ce47">
            <text:p>78,9%</text:p>
          </table:table-cell>
          <table:table-cell office:value-type="percentage" office:value="0.64303596857917222" table:style-name="ce47">
            <text:p>64,3%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45">
            <text:p>Fuerzas Armadas</text:p>
          </table:table-cell>
          <table:table-cell office:value-type="float" office:value="23" table:style-name="ce46">
            <text:p>23</text:p>
          </table:table-cell>
          <table:table-cell office:value-type="string" table:style-name="ce47">
            <text:p>-</text:p>
          </table:table-cell>
          <table:table-cell office:value-type="float" office:value="19" table:style-name="ce46">
            <text:p>19</text:p>
          </table:table-cell>
          <table:table-cell office:value-type="string" table:style-name="ce47">
            <text:p>-</text:p>
          </table:table-cell>
          <table:table-cell office:value-type="float" office:value="3535" table:style-name="ce46">
            <text:p>3.535</text:p>
          </table:table-cell>
          <table:table-cell office:value-type="string" table:style-name="ce47">
            <text:p>-</text:p>
          </table:table-cell>
          <table:table-cell office:value-type="float" office:value="9173" table:style-name="ce46">
            <text:p>9.173</text:p>
          </table:table-cell>
          <table:table-cell office:value-type="string" table:style-name="ce47">
            <text:p>-</text:p>
          </table:table-cell>
          <table:table-cell office:value-type="float" office:value="21308" table:style-name="ce46">
            <text:p>21.308</text:p>
          </table:table-cell>
          <table:table-cell office:value-type="string" table:style-name="ce47">
            <text:p>-</text:p>
          </table:table-cell>
          <table:table-cell office:value-type="float" office:value="30870" table:style-name="ce46">
            <text:p>30.870</text:p>
          </table:table-cell>
          <table:table-cell office:value-type="string" table:style-name="ce47">
            <text:p>-</text:p>
          </table:table-cell>
          <table:table-cell office:value-type="float" office:value="22940" table:style-name="ce46">
            <text:p>22.940</text:p>
          </table:table-cell>
          <table:table-cell office:value-type="string" table:style-name="ce47">
            <text:p>-</text:p>
          </table:table-cell>
          <table:table-cell office:value-type="float" office:value="1188" table:style-name="ce46">
            <text:p>1.188</text:p>
          </table:table-cell>
          <table:table-cell office:value-type="string" table:style-name="ce47">
            <text:p>-</text:p>
          </table:table-cell>
          <table:table-cell office:value-type="float" office:value="89056" table:style-name="ce46">
            <text:p>89.056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47">
            <text:p>-</text:p>
          </table:table-cell>
          <table:table-cell table:number-columns-repeated="16363" table:style-name="ce29"/>
        </table:table-row>
        <table:table-row table:style-name="ro5">
          <table:table-cell office:value-type="string" table:style-name="ce56">
            <text:p>Sanidad Exterior</text:p>
          </table:table-cell>
          <table:table-cell office:value-type="float" office:value="27" table:style-name="ce49">
            <text:p>27</text:p>
          </table:table-cell>
          <table:table-cell office:value-type="string" table:style-name="ce50">
            <text:p>-</text:p>
          </table:table-cell>
          <table:table-cell office:value-type="float" office:value="41" table:style-name="ce49">
            <text:p>41</text:p>
          </table:table-cell>
          <table:table-cell office:value-type="string" table:style-name="ce50">
            <text:p>-</text:p>
          </table:table-cell>
          <table:table-cell office:value-type="float" office:value="231" table:style-name="ce49">
            <text:p>231</text:p>
          </table:table-cell>
          <table:table-cell office:value-type="string" table:style-name="ce50">
            <text:p>-</text:p>
          </table:table-cell>
          <table:table-cell office:value-type="float" office:value="718" table:style-name="ce49">
            <text:p>718</text:p>
          </table:table-cell>
          <table:table-cell office:value-type="string" table:style-name="ce50">
            <text:p>-</text:p>
          </table:table-cell>
          <table:table-cell office:value-type="float" office:value="1389" table:style-name="ce49">
            <text:p>1.389</text:p>
          </table:table-cell>
          <table:table-cell office:value-type="string" table:style-name="ce50">
            <text:p>-</text:p>
          </table:table-cell>
          <table:table-cell office:value-type="float" office:value="1645" table:style-name="ce49">
            <text:p>1.645</text:p>
          </table:table-cell>
          <table:table-cell office:value-type="string" table:style-name="ce50">
            <text:p>-</text:p>
          </table:table-cell>
          <table:table-cell office:value-type="float" office:value="1355" table:style-name="ce49">
            <text:p>1.355</text:p>
          </table:table-cell>
          <table:table-cell office:value-type="string" table:style-name="ce50">
            <text:p>-</text:p>
          </table:table-cell>
          <table:table-cell office:value-type="float" office:value="164" table:style-name="ce49">
            <text:p>164</text:p>
          </table:table-cell>
          <table:table-cell office:value-type="string" table:style-name="ce50">
            <text:p>-</text:p>
          </table:table-cell>
          <table:table-cell office:value-type="float" office:value="5570" table:style-name="ce49">
            <text:p>5.570</text:p>
          </table:table-cell>
          <table:table-cell office:value-type="string" table:style-name="ce49">
            <text:p>-</text:p>
          </table:table-cell>
          <table:table-cell office:value-type="string" table:style-name="ce50">
            <text:p>-</text:p>
          </table:table-cell>
          <table:table-cell office:value-type="string" table:style-name="ce50">
            <text:p>-</text:p>
          </table:table-cell>
          <table:table-cell table:number-columns-repeated="20" table:style-name="ce29"/>
          <table:table-cell table:number-columns-repeated="16343" table:style-name="ce51"/>
        </table:table-row>
        <table:table-row table:style-name="ro5">
          <table:table-cell office:value-type="string" table:style-name="ce52">
            <text:p>Total España</text:p>
          </table:table-cell>
          <table:table-cell office:value-type="float" office:value="2909127" table:style-name="ce53">
            <text:p>2.909.127</text:p>
          </table:table-cell>
          <table:table-cell office:value-type="percentage" office:value="1" table:style-name="ce54">
            <text:p>100,0%</text:p>
          </table:table-cell>
          <table:table-cell office:value-type="float" office:value="3924677" table:style-name="ce53">
            <text:p>3.924.677</text:p>
          </table:table-cell>
          <table:table-cell office:value-type="percentage" office:value="0.99106878835972823" table:style-name="ce54">
            <text:p>99,1%</text:p>
          </table:table-cell>
          <table:table-cell office:value-type="float" office:value="5225610" table:style-name="ce53">
            <text:p>5.225.610</text:p>
          </table:table-cell>
          <table:table-cell office:value-type="percentage" office:value="0.97913129245607911" table:style-name="ce54">
            <text:p>97,9%</text:p>
          </table:table-cell>
          <table:table-cell office:value-type="float" office:value="6633707" table:style-name="ce53">
            <text:p>6.633.707</text:p>
          </table:table-cell>
          <table:table-cell office:value-type="percentage" office:value="0.94318475550473702" table:style-name="ce54">
            <text:p>94,3%</text:p>
          </table:table-cell>
          <table:table-cell office:value-type="float" office:value="6905160" table:style-name="ce53">
            <text:p>6.905.160</text:p>
          </table:table-cell>
          <table:table-cell office:value-type="percentage" office:value="0.87498607720961807" table:style-name="ce54">
            <text:p>87,5%</text:p>
          </table:table-cell>
          <table:table-cell office:value-type="float" office:value="4813876" table:style-name="ce53">
            <text:p>4.813.876</text:p>
          </table:table-cell>
          <table:table-cell office:value-type="percentage" office:value="0.77264279694266969" table:style-name="ce54">
            <text:p>77,3%</text:p>
          </table:table-cell>
          <table:table-cell office:value-type="float" office:value="3896454" table:style-name="ce53">
            <text:p>3.896.454</text:p>
          </table:table-cell>
          <table:table-cell office:value-type="percentage" office:value="0.78801570994046077" table:style-name="ce54">
            <text:p>78,8%</text:p>
          </table:table-cell>
          <table:table-cell office:value-type="float" office:value="3273563" table:style-name="ce53">
            <text:p>3.273.563</text:p>
          </table:table-cell>
          <table:table-cell office:value-type="percentage" office:value="0.84181726166628013" table:style-name="ce54">
            <text:p>84,2%</text:p>
          </table:table-cell>
          <table:table-cell office:value-type="float" office:value="37582174" table:style-name="ce53">
            <text:p>37.582.174</text:p>
          </table:table-cell>
          <table:table-cell office:value-type="float" office:value="42119827" table:style-name="ce53">
            <text:p>42.119.827</text:p>
          </table:table-cell>
          <table:table-cell office:value-type="percentage" office:value="0.89226800480448321" table:style-name="ce54">
            <text:p>89,2%</text:p>
          </table:table-cell>
          <table:table-cell office:value-type="percentage" office:value="0.79202411677191076" table:style-name="ce54">
            <text:p>79,2%</text:p>
          </table:table-cell>
          <table:table-cell table:number-columns-repeated="16363" table:style-name="ce29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6"/>
          <table:covered-table-cell table:number-columns-repeated="6"/>
          <table:table-cell table:style-name="ce29"/>
          <table:table-cell table:style-name="ce55"/>
          <table:table-cell table:style-name="ce29"/>
          <table:table-cell table:style-name="ce55"/>
          <table:table-cell table:style-name="ce51"/>
          <table:table-cell table:style-name="ce55"/>
          <table:table-cell table:style-name="ce29"/>
          <table:table-cell table:style-name="ce55"/>
          <table:table-cell table:number-columns-repeated="2" table:style-name="ce29"/>
          <table:table-cell table:style-name="ce55"/>
          <table:table-cell table:number-columns-repeated="16366" table:style-name="ce29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1-11-26T14:40:32Z</dc:date>
  </office:meta>
</office:document-meta>
</file>